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a1a1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d2d2d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a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6cm" fo:padding-top="0.2cm" fo:padding-bottom="0.2cm" fo:padding-left="0.3cm" fo:padding-right="0.3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6cm" fo:padding-top="0.2cm" fo:padding-bottom="0.2cm" fo:padding-left="0.3cm" fo:padding-right="0.3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9.6cm" fo:padding-top="0.2cm" fo:padding-bottom="0.2cm" fo:padding-left="0.3cm" fo:padding-right="0.3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6cm" fo:padding-top="0.2cm" fo:padding-bottom="0.2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5.1cm" fo:padding-top="0.2cm" fo:padding-bottom="0.2cm" fo:padding-left="0.3cm" fo:padding-right="0.3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8cm" fo:padding-top="0.2cm" fo:padding-bottom="0.2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2cm" fo:padding-top="0.2cm" fo:padding-bottom="0.2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2d2d2d" draw:auto-grow-height="false" draw:auto-grow-width="false" fo:padding-top="0.4cm" fo:padding-bottom="0.4cm" fo:padding-left="0.5cm" fo:padding-right="0.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7cm" fo:padding-top="0.2cm" fo:padding-bottom="0.2cm" fo:padding-left="0.3cm" fo:padding-right="0.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2cm" fo:padding-top="0.2cm" fo:padding-bottom="0.2cm" fo:padding-left="0.3cm" fo:padding-right="0.3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cc0000" fo:min-height="2.2cm" fo:padding-top="0.3cm" fo:padding-bottom="0.3cm" fo:padding-left="0.6cm" fo:padding-right="0.6cm" loext:decorative="false"/>
      <style:paragraph-properties style:writing-mode="lr-tb"/>
    </style:style>
    <style:style style:name="gr12" style:family="graphic" style:parent-style-name="standard">
      <style:graphic-properties loext:decorative="false"/>
    </style:style>
    <style:style style:name="co1" style:family="table-column">
      <style:table-column-properties style:column-width="18.039cm" style:use-optimal-column-width="false"/>
    </style:style>
    <style:style style:name="co2" style:family="table-column">
      <style:table-column-properties style:column-width="13.831cm" style:use-optimal-column-width="false"/>
    </style:style>
    <style:style style:name="ro1" style:family="table-row">
      <style:table-row-properties style:row-height="1.827cm" style:use-optimal-row-height="false"/>
    </style:style>
    <style:style style:name="ro2" style:family="table-row">
      <style:table-row-properties style:row-height="1.746cm" style:use-optimal-row-height="false"/>
    </style:style>
    <style:style style:name="ro3" style:family="table-row">
      <style:table-row-properties style:row-height="1.751cm" style:use-optimal-row-height="false"/>
    </style:style>
    <style:style style:name="ce1" style:family="table-cell">
      <loext:graphic-properties draw:fill="solid" draw:fill-color="#cc0000" fo:padding-top="0.18cm" fo:padding-bottom="0.18cm" fo:padding-left="0.18cm" fo:padding-right="0.18cm"/>
      <style:paragraph-properties fo:border="1.42pt solid #cc0000"/>
    </style:style>
    <style:style style:name="ce2" style:family="table-cell">
      <loext:graphic-properties draw:fill="solid" draw:fill-color="#252525" fo:padding-top="0.18cm" fo:padding-bottom="0.18cm" fo:padding-left="0.18cm" fo:padding-right="0.18cm"/>
      <style:paragraph-properties fo:border="1.42pt solid #444444"/>
    </style:style>
    <style:style style:name="ce3" style:family="table-cell">
      <loext:graphic-properties draw:fill="solid" draw:fill-color="#1e1e1e" fo:padding-top="0.18cm" fo:padding-bottom="0.18cm" fo:padding-left="0.18cm" fo:padding-right="0.18cm"/>
      <style:paragraph-properties fo:border="1.42pt solid #444444"/>
    </style:style>
    <style:style style:name="P1" style:family="paragraph">
      <style:paragraph-properties fo:margin-left="0cm" fo:margin-right="0cm" fo:margin-top="0.3cm" fo:margin-bottom="0cm" fo:text-indent="0cm"/>
    </style:style>
    <style:style style:name="P2" style:family="paragraph">
      <style:paragraph-properties fo:margin-left="0cm" fo:margin-right="0cm" fo:margin-top="0.4cm" fo:margin-bottom="0cm" fo:text-indent="0cm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15cm" fo:margin-bottom="0cm" fo:text-indent="0cm"/>
    </style:style>
    <style:style style:name="P5" style:family="paragraph">
      <style:paragraph-properties fo:margin-left="0.1cm" fo:margin-right="0cm" fo:margin-top="0cm" fo:margin-bottom="0cm" fo:line-height="110%" fo:text-indent="0cm"/>
    </style:style>
    <style:style style:name="P6" style:family="paragraph">
      <style:paragraph-properties fo:margin-left="0cm" fo:margin-right="0cm" fo:margin-top="0.2cm" fo:margin-bottom="0cm" fo:text-indent="0cm"/>
    </style:style>
    <style:style style:name="P7" style:family="paragraph">
      <style:paragraph-properties fo:margin-left="0.4cm" fo:margin-right="0cm" fo:margin-top="0.12cm" fo:margin-bottom="0cm" fo:text-indent="0cm"/>
    </style:style>
    <style:style style:name="P8" style:family="paragraph">
      <loext:graphic-properties draw:fill="solid" draw:fill-color="#2d2d2d"/>
    </style:style>
    <style:style style:name="P9" style:family="paragraph">
      <loext:graphic-properties draw:fill="none"/>
      <style:paragraph-properties fo:margin-left="0.4cm" fo:margin-right="0cm" fo:margin-top="0.12cm" fo:margin-bottom="0cm" fo:text-indent="0cm"/>
    </style:style>
    <style:style style:name="P10" style:family="paragraph">
      <loext:graphic-properties draw:fill="solid" draw:fill-color="#cc0000"/>
    </style:style>
    <style:style style:name="P11" style:family="paragraph">
      <style:paragraph-properties fo:margin-left="0cm" fo:margin-right="0cm" fo:margin-top="0.05cm" fo:margin-bottom="0cm" fo:text-indent="0cm"/>
    </style:style>
    <style:style style:name="T1" style:family="text">
      <style:text-properties fo:color="#ee0000" loext:opacity="100%" style:font-name="Liberation Sans1" fo:font-size="36pt" fo:font-weight="bold"/>
    </style:style>
    <style:style style:name="T2" style:family="text">
      <style:text-properties fo:color="#888888" loext:opacity="100%" style:font-name="Liberation Sans1" fo:font-size="22pt" fo:font-style="italic"/>
    </style:style>
    <style:style style:name="T3" style:family="text">
      <style:text-properties fo:color="#888888" loext:opacity="100%" style:font-name="Liberation Sans1" fo:font-size="14pt"/>
    </style:style>
    <style:style style:name="T4" style:family="text">
      <style:text-properties fo:color="#f0f0f0" loext:opacity="100%" style:font-name="DejaVu Sans Mono" fo:font-size="11pt"/>
    </style:style>
    <style:style style:name="T5" style:family="text">
      <style:text-properties fo:color="#f0f0f0" loext:opacity="100%" style:font-name="Liberation Sans1" fo:font-size="20pt"/>
    </style:style>
    <style:style style:name="T6" style:family="text">
      <style:text-properties fo:color="#f0f0f0" loext:opacity="100%" style:font-name="Liberation Sans1" fo:font-size="18pt"/>
    </style:style>
    <style:style style:name="T7" style:family="text">
      <style:text-properties fo:color="#a8ff60" loext:opacity="100%" style:font-name="DejaVu Sans Mono" fo:font-size="11pt"/>
    </style:style>
    <style:style style:name="T8" style:family="text">
      <style:text-properties fo:color="#a8ff60" loext:opacity="100%" style:font-name="DejaVu Sans Mono" fo:font-size="10pt"/>
    </style:style>
    <style:style style:name="T9" style:family="text">
      <style:text-properties fo:color="#cc0000" loext:opacity="100%" style:font-name="Liberation Sans1" fo:font-size="28pt" fo:font-weight="bold"/>
    </style:style>
    <style:style style:name="T10" style:family="text">
      <style:text-properties fo:color="#f0f0f0" loext:opacity="100%" style:font-name="Liberation Sans1" fo:font-size="17pt"/>
    </style:style>
    <style:style style:name="T11" style:family="text">
      <style:text-properties fo:color="#f0f0f0" loext:opacity="100%" style:font-name="Liberation Sans1" fo:font-size="17pt" fo:font-weight="bold"/>
    </style:style>
    <style:style style:name="T12" style:family="text">
      <style:text-properties fo:color="#f0f0f0" loext:opacity="100%" style:font-name="Liberation Sans1"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RHELDark" presentation:presentation-page-layout-name="AL1T0">
        <draw:frame draw:style-name="gr1" draw:text-style-name="P3" draw:layer="layout" svg:width="30.87cm" svg:height="5cm" svg:x="1.5cm" svg:y="4.5cm">
          <draw:text-box>
            <text:p text:style-name="P1"><text:span text:style-name="T1">Module 06 — Rich Rules</text:span></text:p>
            <text:p text:style-name="P2"><text:span text:style-name="T2">Firewalld: Zero to Expert on RHEL 10</text:span></text:p>
          </draw:text-box>
        </draw:frame>
        <draw:frame draw:style-name="gr2" draw:text-style-name="P3" draw:layer="layout" svg:width="30.87cm" svg:height="1cm" svg:x="1.5cm" svg:y="17.5cm">
          <draw:text-box>
            <text:p text:style-name="P4"><text:span text:style-name="T3">Red Hat Enterprise Linux 10 | Instructor Edition</text:span></text:p>
          </draw:text-box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Master the rich rule language — firewalld's most expressive rule syntax. </text:span><text:span text:style-name="T4">Rich rules let you combine source/destination matching, service/port </text:span><text:span text:style-name="T4">matching, logging, and auditing in a single statement, with priority </text:span><text:span text:style-name="T4">control and timeout support. They bridge the gap between simple service </text:span><text:span text:style-name="T4">rules and complex per-IP policy enforcement.</text:span></text:p>
            </draw:text-box>
          </draw:frame>
        </presentation:notes>
      </draw:page>
      <draw:page draw:name="page2" draw:style-name="dp1" draw:master-page-name="RHELDark">
        <draw:frame draw:style-name="gr4" draw:text-style-name="P3" draw:layer="layout" svg:width="30.87cm" svg:height="2cm" svg:x="1.5cm" svg:y="0.6cm">
          <draw:text-box>
            <text:p text:style-name="P1"><text:span text:style-name="T1">Learning Objectives</text:span></text:p>
          </draw:text-box>
        </draw:frame>
        <draw:frame draw:style-name="gr5" draw:text-style-name="P3" draw:layer="layout" svg:width="30.87cm" svg:height="15.5cm" svg:x="1.5cm" svg:y="3cm">
          <draw:text-box>
            <text:p text:style-name="P6"><text:span text:style-name="T5">▸ Master the rich rule language — firewalld's most </text:span><text:span text:style-name="T5">expressive rule syntax.</text:span></text:p>
            <text:p text:style-name="P6"><text:span text:style-name="T5">▸ Rich rules let you combine source/destination </text:span><text:span text:style-name="T5">matching, service/port matching, logging, and auditing </text:span><text:span text:style-name="T5">in a single statement, with priority control and timeout </text:span><text:span text:style-name="T5">support.</text:span></text:p>
            <text:p text:style-name="P6"><text:span text:style-name="T5">▸ They bridge the gap between simple service rules and </text:span><text:span text:style-name="T5">complex per-IP policy enforcement.</text:span></text:p>
          </draw:text-box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Master the rich rule language — firewalld's most expressive rule syntax. </text:span><text:span text:style-name="T4">Rich rules let you combine source/destination matching, service/port </text:span><text:span text:style-name="T4">matching, logging, and auditing in a single statement, with priority </text:span><text:span text:style-name="T4">control and timeout support. They bridge the gap between simple service </text:span><text:span text:style-name="T4">rules and complex per-IP policy enforcement.</text:span></text:p>
            </draw:text-box>
          </draw:frame>
        </presentation:notes>
      </draw:page>
      <draw:page draw:name="page3" draw:style-name="dp1" draw:master-page-name="RHELDark">
        <draw:frame draw:style-name="gr6" draw:text-style-name="P3" draw:layer="layout" svg:width="31.87cm" svg:height="2.2cm" svg:x="1cm" svg:y="0.4cm">
          <draw:text-box>
            <text:p text:style-name="P1"><text:span text:style-name="T1">1. Why Rich Rules?</text:span></text:p>
          </draw:text-box>
        </draw:frame>
        <draw:frame draw:style-name="gr5" draw:text-style-name="P3" draw:layer="layout" svg:width="31.87cm" svg:height="15.5cm" svg:x="1cm" svg:y="2.9cm">
          <draw:text-box>
            <text:p text:style-name="P7"><text:span text:style-name="T6">Zone services and ports are coarse-grained: "allow HTTP </text:span><text:span text:style-name="T6">from everywhere in this zone." Policies add direction. Rich </text:span><text:span text:style-name="T6">rules add precision:</text:span></text:p>
            <text:p text:style-name="P7"><text:span text:style-name="T6">• Allow HTTP, but only from this specific subnet</text:span></text:p>
            <text:p text:style-name="P7"><text:span text:style-name="T6">• Allow SSH, but log every new connection</text:span></text:p>
            <text:p text:style-name="P7"><text:span text:style-name="T6">• Drop traffic from a specific IP, but reject (not drop) </text:span><text:span text:style-name="T6">everything else</text:span></text:p>
            <text:p text:style-name="P7"><text:span text:style-name="T6">• Allow a source IP through for 2 hours, then automatically </text:span><text:span text:style-name="T6">revert</text:span></text:p>
            <text:p text:style-name="P7"><text:span text:style-name="T6">• Accept packets, but audit them for compliance logging</text:span></text:p>
            <text:p text:style-name="P7"><text:span text:style-name="T6">• Combine multiple conditions: family=IPv4, source=X, </text:span><text:span text:style-name="T6">destination=Y, port=Z</text:span></text:p>
            <text:p text:style-name="P7"><text:span text:style-name="T6">Rich rules can be attached to both zones and policies. They </text:span><text:span text:style-name="T6">follow the same two-layer (runtime/permanent) model as all </text:span><text:span text:style-name="T6">other firewalld configuration.</text:span></text:p>
          </draw:text-box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Zone services and ports are coarse-grained: "allow HTTP from everywhere </text:span><text:span text:style-name="T4">in this</text:span></text:p>
              <text:p text:style-name="P5"><text:span text:style-name="T4">zone." Policies add direction. Rich rules add precision:</text:span></text:p>
              <text:p text:style-name="P5"><text:span text:style-name="T4"/></text:p>
              <text:p text:style-name="P5"><text:span text:style-name="T4">- Allow HTTP, but **only from this specific subnet**</text:span></text:p>
              <text:p text:style-name="P5"><text:span text:style-name="T4">- Allow SSH, but **log every new connection**</text:span></text:p>
              <text:p text:style-name="P5"><text:span text:style-name="T4">- Drop traffic from a specific IP, but **reject (not drop) everything </text:span><text:span text:style-name="T4">else**</text:span></text:p>
              <text:p text:style-name="P5"><text:span text:style-name="T4">- Allow a source IP through for **2 hours**, then automatically revert</text:span></text:p>
              <text:p text:style-name="P5"><text:span text:style-name="T4">- Accept packets, but **audit** them for compliance logging</text:span></text:p>
              <text:p text:style-name="P5"><text:span text:style-name="T4">- Combine multiple conditions: family=IPv4, source=X, destination=Y, </text:span><text:span text:style-name="T4">port=Z</text:span></text:p>
              <text:p text:style-name="P5"><text:span text:style-name="T4"/></text:p>
              <text:p text:style-name="P5"><text:span text:style-name="T4">Rich rules can be attached to both **zones** and **policies**. They </text:span><text:span text:style-name="T4">follow the</text:span></text:p>
              <text:p text:style-name="P5"><text:span text:style-name="T4">same two-layer (runtime/permanent) model as all other firewalld </text:span><text:span text:style-name="T4">configuration.</text:span></text:p>
              <text:p text:style-name="P5"><text:span text:style-name="T4"/></text:p>
              <text:p text:style-name="P5"><text:span text:style-name="T4">---</text:span></text:p>
            </draw:text-box>
          </draw:frame>
        </presentation:notes>
      </draw:page>
      <draw:page draw:name="page4" draw:style-name="dp1" draw:master-page-name="RHELDark">
        <draw:frame draw:style-name="gr6" draw:text-style-name="P3" draw:layer="layout" svg:width="31.87cm" svg:height="2.2cm" svg:x="1cm" svg:y="0.4cm">
          <draw:text-box>
            <text:p text:style-name="P1"><text:span text:style-name="T1">2. Rich Rule Grammar</text:span></text:p>
          </draw:text-box>
        </draw:frame>
        <draw:frame draw:style-name="gr5" draw:text-style-name="P3" draw:layer="layout" svg:width="31.87cm" svg:height="15.5cm" svg:x="1cm" svg:y="2.9cm">
          <draw:text-box>
            <text:p text:style-name="P7"><text:span text:style-name="T6">The rich rule language is a structured string syntax. The full </text:span><text:span text:style-name="T6">grammar:</text:span></text:p>
            <text:p text:style-name="P7"><text:span text:style-name="T6">Every element is optional except the final action. Conditions </text:span><text:span text:style-name="T6">are combined with implicit AND — a packet must match all </text:span><text:span text:style-name="T6">specified conditions.</text:span></text:p>
          </draw:text-box>
        </draw:frame>
        <presentation:notes draw:style-name="dp2">
          <draw:frame draw:style-name="gr3" draw:text-style-name="P3" draw:layer="layout" svg:width="29cm" svg:height="11.357cm" svg:x="2cm" svg:y="14cm">
            <draw:text-box>
              <text:p text:style-name="P5"><text:span text:style-name="T4">The rich rule language is a structured string syntax. The full grammar: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[family="ipv4|ipv6"] [priority="N"]</text:span></text:p>
              <text:p text:style-name="P5"><text:span text:style-name="T4">[source [not] address="addr[/mask]" | mac="mac" | ipset="setname"]</text:span></text:p>
              <text:p text:style-name="P5"><text:span text:style-name="T4">[destination [not] address="addr[/mask]"]</text:span></text:p>
              <text:p text:style-name="P5"><text:span text:style-name="T4">[service name="svcname" |</text:span></text:p>
              <text:p text:style-name="P5"><text:span text:style-name="T4">port port="portspec" protocol="tcp|udp|sctp|dccp" |</text:span></text:p>
              <text:p text:style-name="P5"><text:span text:style-name="T4">protocol value="proto" |</text:span></text:p>
              <text:p text:style-name="P5"><text:span text:style-name="T4">icmp-type name="icmptype" |</text:span></text:p>
              <text:p text:style-name="P5"><text:span text:style-name="T4">icmp-block name="icmptype" |</text:span></text:p>
              <text:p text:style-name="P5"><text:span text:style-name="T4">masquerade |</text:span></text:p>
              <text:p text:style-name="P5"><text:span text:style-name="T4">forward-port port="port" protocol="proto" to-port="port" [to-</text:span><text:span text:style-name="T4">addr="addr"]]</text:span></text:p>
              <text:p text:style-name="P5"><text:span text:style-name="T4">[log [prefix="text"] [level="loglevel"] [limit value="rate/duration"]]</text:span></text:p>
              <text:p text:style-name="P5"><text:span text:style-name="T4">[audit [type="type"] [limit value="rate/duration"]]</text:span></text:p>
              <text:p text:style-name="P5"><text:span text:style-name="T4">[accept | reject [type="rejecttype"] | drop | mark set="value"]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Every element is optional except the final action. Conditions are </text:span><text:span text:style-name="T4">combined with</text:span></text:p>
              <text:p text:style-name="P5"><text:span text:style-name="T4">implicit AND — a packet must match all specified conditions.</text:span></text:p>
              <text:p text:style-name="P5"><text:span text:style-name="T4"/></text:p>
              <text:p text:style-name="P5"><text:span text:style-name="T4">---</text:span></text:p>
            </draw:text-box>
          </draw:frame>
        </presentation:notes>
      </draw:page>
      <draw:page draw:name="page5" draw:style-name="dp3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1">2. Rich Rule Grammar — </text:span><text:span text:style-name="T1">Code</text:span></text:p>
          </draw:text-box>
        </draw:frame>
        <draw:frame draw:style-name="gr8" draw:text-style-name="P8" draw:layer="layout" svg:width="31.87cm" svg:height="15.2cm" svg:x="1cm" svg:y="3.3cm">
          <draw:text-box>
            <text:p text:style-name="P5"><text:span text:style-name="T7">rule [family="ipv4|ipv6"] [priority="N"]</text:span><text:line-break/><text:span text:style-name="T7"> [source [not] address="addr[/mask]" | mac="mac" | ipset="setname"]</text:span><text:line-break/><text:span text:style-name="T7"> [destination [not] address="addr[/mask]"]</text:span><text:line-break/><text:span text:style-name="T7"> [service name="svcname" |</text:span><text:line-break/><text:span text:style-name="T7"> port port="portspec" protocol="tcp|udp|sctp|dccp" |</text:span><text:line-break/><text:span text:style-name="T7"> protocol value="proto" |</text:span><text:line-break/><text:span text:style-name="T7"> icmp-type name="icmptype" |</text:span><text:line-break/><text:span text:style-name="T7"> icmp-block name="icmptype" |</text:span><text:line-break/><text:span text:style-name="T7"> masquerade |</text:span><text:line-break/><text:span text:style-name="T7"> forward-port port="port" protocol="proto" to-port="port" [to-</text:span><text:span text:style-name="T7">addr="addr"]]</text:span><text:line-break/><text:span text:style-name="T7"> [log [prefix="text"] [level="loglevel"] [limit value="rate/duration"]]</text:span><text:line-break/><text:span text:style-name="T7"> [audit [type="type"] [limit value="rate/duration"]]</text:span><text:line-break/><text:span text:style-name="T7"> [accept | reject [type="rejecttype"] | drop | mark set="value"]</text:span></text:p>
          </draw:text-box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rule [family="ipv4|ipv6"] [priority="N"]</text:span></text:p>
              <text:p text:style-name="P5"><text:span text:style-name="T4">[source [not] address="addr[/mask]" | mac="mac" | ipset="setname"]</text:span></text:p>
              <text:p text:style-name="P5"><text:span text:style-name="T4">[destination [not] address="addr[/mask]"]</text:span></text:p>
              <text:p text:style-name="P5"><text:span text:style-name="T4">[service name="svcname" |</text:span></text:p>
              <text:p text:style-name="P5"><text:span text:style-name="T4">port port="portspec" protocol="tcp|udp|sctp|dccp" |</text:span></text:p>
              <text:p text:style-name="P5"><text:span text:style-name="T4">protocol value="proto" |</text:span></text:p>
              <text:p text:style-name="P5"><text:span text:style-name="T4">icmp-type name="icmptype" |</text:span></text:p>
              <text:p text:style-name="P5"><text:span text:style-name="T4">icmp-block name="icmptype" |</text:span></text:p>
              <text:p text:style-name="P5"><text:span text:style-name="T4">masquerade |</text:span></text:p>
              <text:p text:style-name="P5"><text:span text:style-name="T4">forward-port port="port" protocol="proto" to-port="port" [to-</text:span><text:span text:style-name="T4">addr="addr"]]</text:span></text:p>
              <text:p text:style-name="P5"><text:span text:style-name="T4">[log [prefix="text"] [level="loglevel"] [limit value="rate/duration"]]</text:span></text:p>
              <text:p text:style-name="P5"><text:span text:style-name="T4">[audit [type="type"] [limit value="rate/duration"]]</text:span></text:p>
              <text:p text:style-name="P5"><text:span text:style-name="T4">[accept | reject [type="rejecttype"] | drop | mark set="value"]</text:span></text:p>
            </draw:text-box>
          </draw:frame>
        </presentation:notes>
      </draw:page>
      <draw:page draw:name="page6" draw:style-name="dp1" draw:master-page-name="RHELDark">
        <draw:frame draw:style-name="gr6" draw:text-style-name="P3" draw:layer="layout" svg:width="31.87cm" svg:height="2.2cm" svg:x="1cm" svg:y="0.4cm">
          <draw:text-box>
            <text:p text:style-name="P1"><text:span text:style-name="T1">3. Match Elements</text:span></text:p>
          </draw:text-box>
        </draw:frame>
        <draw:frame draw:style-name="gr5" draw:text-style-name="P3" draw:layer="layout" svg:width="31.87cm" svg:height="15.5cm" svg:x="1cm" svg:y="2.9cm">
          <draw:text-box>
            <text:p text:style-name="P7"><text:span text:style-name="T6">◆ family — address family</text:span></text:p>
            <text:p text:style-name="P7"><text:span text:style-name="T6">Without family, the rule applies to both IPv4 and IPv6. Specifying family is required when using IPv4-only or IPv6-only addresses.</text:span></text:p>
            <text:p text:style-name="P7"><text:span text:style-name="T6">◆ source — match source address</text:span></text:p>
            <text:p text:style-name="P7"><text:span text:style-name="T6">◆ destination — match destination address</text:span></text:p>
            <text:p text:style-name="P7"><text:span text:style-name="T6">Destination matching in zone rules is less common but useful for multi-homed hosts where you want rules to apply only to traffic destined for a specific interface IP.</text:span></text:p>
            <text:p text:style-name="P7"><text:span text:style-name="T6">◆ service — match by service name</text:span></text:p>
            <text:p text:style-name="P7"><text:span text:style-name="T6">◆ port — match by port and protocol</text:span></text:p>
            <text:p text:style-name="P7"><text:span text:style-name="T6">◆ protocol — match by IP protocol</text:span></text:p>
          </draw:text-box>
        </draw:frame>
        <presentation:notes draw:style-name="dp2">
          <draw:frame draw:style-name="gr3" draw:text-style-name="P3" draw:layer="layout" svg:width="29cm" svg:height="34.763cm" svg:x="2cm" svg:y="14cm">
            <draw:text-box>
              <text:p text:style-name="P5"><text:span text:style-name="T4">◆ icmp-type — match specific ICMP type</text:span></text:p>
              <text:p text:style-name="P5"><text:span text:style-name="T4"/></text:p>
              <text:p text:style-name="P5"><text:span text:style-name="T4">### `family` — address family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... # IPv4 packets only</text:span></text:p>
              <text:p text:style-name="P5"><text:span text:style-name="T4">rule family="ipv6" ... # IPv6 packets only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Without `family`, the rule applies to both IPv4 and IPv6. Specifying `family`</text:span></text:p>
              <text:p text:style-name="P5"><text:span text:style-name="T4">is required when using IPv4-only or IPv6-only addresses.</text:span></text:p>
              <text:p text:style-name="P5"><text:span text:style-name="T4"/></text:p>
              <text:p text:style-name="P5"><text:span text:style-name="T4">### `source` — match source address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source address="203.0.113.5" ...</text:span></text:p>
              <text:p text:style-name="P5"><text:span text:style-name="T4"/></text:p>
              <text:p text:style-name="P5"><text:span text:style-name="T4">rule family="ipv4" source address="10.0.0.0/8" ...</text:span></text:p>
              <text:p text:style-name="P5"><text:span text:style-name="T4"/></text:p>
              <text:p text:style-name="P5"><text:span text:style-name="T4">rule family="ipv6" source address="2001:db8::/32" ...</text:span></text:p>
              <text:p text:style-name="P5"><text:span text:style-name="T4"/></text:p>
              <text:p text:style-name="P5"><text:span text:style-name="T4">rule source mac="aa:bb:cc:dd:ee:ff" ...</text:span></text:p>
              <text:p text:style-name="P5"><text:span text:style-name="T4"/></text:p>
              <text:p text:style-name="P5"><text:span text:style-name="T4">rule family="ipv4" source ipset="my_blocklist" ...</text:span></text:p>
              <text:p text:style-name="P5"><text:span text:style-name="T4"/></text:p>
              <text:p text:style-name="P5"><text:span text:style-name="T4">rule family="ipv4" source NOT address="192.168.1.0/24" ...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`destination` — match destination address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destination address="192.168.1.100" ...</text:span></text:p>
              <text:p text:style-name="P5"><text:span text:style-name="T4"/></text:p>
              <text:p text:style-name="P5"><text:span text:style-name="T4">rule family="ipv4" destination NOT address="10.0.0.0/8" ...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Destination matching in zone rules is less common but useful for multi-homed</text:span></text:p>
              <text:p text:style-name="P5"><text:span text:style-name="T4">hosts where you want rules to apply only to traffic destined for a specific</text:span></text:p>
              <text:p text:style-name="P5"><text:span text:style-name="T4">interface IP.</text:span></text:p>
              <text:p text:style-name="P5"><text:span text:style-name="T4"/></text:p>
              <text:p text:style-name="P5"><text:span text:style-name="T4">### `service` — match by service name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source address="10.0.0.0/8" service name="ssh" accept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`port` — match by port and protocol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port protocol="tcp" port="8080" accept</text:span></text:p>
              <text:p text:style-name="P5"><text:span text:style-name="T4">rule family="ipv4" port protocol="tcp" port="8000-8099" accept</text:span></text:p>
              <text:p text:style-name="P5"><text:span text:style-name="T4">rule family="ipv4" port protocol="udp" port="53" accept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`protocol` — match by IP protocol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protocol value="gre" accept</text:span></text:p>
              <text:p text:style-name="P5"><text:span text:style-name="T4">rule protocol value="esp" accept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`icmp-type` — match specific ICMP type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icmp-type name="echo-request" drop</text:span></text:p>
              <text:p text:style-name="P5"><text:span text:style-name="T4">rule family="ipv6" icmp-type name="router-advertisement" accept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</draw:text-box>
          </draw:frame>
        </presentation:notes>
      </draw:page>
      <draw:page draw:name="page7" draw:style-name="dp3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1">3. Match Elements — Code</text:span></text:p>
          </draw:text-box>
        </draw:frame>
        <draw:frame draw:style-name="gr8" draw:text-style-name="P8" draw:layer="layout" svg:width="31.87cm" svg:height="15.2cm" svg:x="1cm" svg:y="3.3cm">
          <draw:text-box>
            <text:p text:style-name="P5"><text:span text:style-name="T7">rule family="ipv4" ... # IPv4 packets only</text:span><text:line-break/><text:span text:style-name="T7">rule family="ipv6" ... # IPv6 packets only</text:span><text:line-break/><text:span text:style-name="T7"> </text:span><text:line-break/><text:span text:style-name="T7">rule family="ipv4" source address="203.0.113.5" ...</text:span><text:line-break/><text:span text:style-name="T7"> </text:span><text:line-break/><text:span text:style-name="T7">rule family="ipv4" source address="10.0.0.0/8" ...</text:span><text:line-break/><text:span text:style-name="T7"> </text:span><text:line-break/><text:span text:style-name="T7">rule family="ipv6" source address="2001:db8::/32" ...</text:span><text:line-break/><text:span text:style-name="T7"> </text:span><text:line-break/><text:span text:style-name="T7">rule source mac="aa:bb:cc:dd:ee:ff" ...</text:span><text:line-break/><text:span text:style-name="T7"> </text:span><text:line-break/><text:span text:style-name="T7">rule family="ipv4" source ipset="my_blocklist" ...</text:span><text:line-break/><text:span text:style-name="T7"> </text:span><text:line-break/><text:span text:style-name="T7">rule family="ipv4" source NOT address="192.168.1.0/24" ...</text:span><text:line-break/><text:span text:style-name="T7"> </text:span><text:line-break/><text:span text:style-name="T7">rule family="ipv4" destination address="192.168.1.100" ...</text:span><text:line-break/><text:span text:style-name="T7"> </text:span><text:line-break/><text:span text:style-name="T7">rule family="ipv4" destination NOT address="10.0.0.0/8" ...</text:span><text:line-break/><text:span text:style-name="T7"> </text:span><text:line-break/><text:span text:style-name="T7">rule family="ipv4" source address="10.0.0.0/8" service name="ssh" accept</text:span><text:line-break/><text:span text:style-name="T7"> </text:span><text:line-break/><text:span text:style-name="T7">rule family="ipv4" port protocol="tcp" port="8080" accept</text:span><text:line-break/><text:span text:style-name="T7">rule family="ipv4" port protocol="tcp" port="8000-8099" accept</text:span><text:line-break/><text:span text:style-name="T7">rule family="ipv4" port protocol="udp" port="53" accept</text:span><text:line-break/><text:span text:style-name="T7"> </text:span><text:line-break/><text:span text:style-name="T7">rule protocol value="gre" accept</text:span><text:line-break/><text:span text:style-name="T7">rule protocol value="esp" accept</text:span></text:p>
          </draw:text-box>
        </draw:frame>
        <presentation:notes draw:style-name="dp2">
          <draw:frame draw:style-name="gr3" draw:text-style-name="P3" draw:layer="layout" svg:width="29cm" svg:height="15.341cm" svg:x="2cm" svg:y="14cm">
            <draw:text-box>
              <text:p text:style-name="P5"><text:span text:style-name="T4">rule family="ipv4" ... # IPv4 packets only</text:span></text:p>
              <text:p text:style-name="P5"><text:span text:style-name="T4">rule family="ipv6" ... # IPv6 packets only</text:span></text:p>
              <text:p text:style-name="P5"><text:span text:style-name="T4"/></text:p>
              <text:p text:style-name="P5"><text:span text:style-name="T4">rule family="ipv4" source address="203.0.113.5" ...</text:span></text:p>
              <text:p text:style-name="P5"><text:span text:style-name="T4"/></text:p>
              <text:p text:style-name="P5"><text:span text:style-name="T4">rule family="ipv4" source address="10.0.0.0/8" ...</text:span></text:p>
              <text:p text:style-name="P5"><text:span text:style-name="T4"/></text:p>
              <text:p text:style-name="P5"><text:span text:style-name="T4">rule family="ipv6" source address="2001:db8::/32" ...</text:span></text:p>
              <text:p text:style-name="P5"><text:span text:style-name="T4"/></text:p>
              <text:p text:style-name="P5"><text:span text:style-name="T4">rule source mac="aa:bb:cc:dd:ee:ff" ...</text:span></text:p>
              <text:p text:style-name="P5"><text:span text:style-name="T4"/></text:p>
              <text:p text:style-name="P5"><text:span text:style-name="T4">rule family="ipv4" source ipset="my_blocklist" ...</text:span></text:p>
              <text:p text:style-name="P5"><text:span text:style-name="T4"/></text:p>
              <text:p text:style-name="P5"><text:span text:style-name="T4">rule family="ipv4" source NOT address="192.168.1.0/24" ...</text:span></text:p>
              <text:p text:style-name="P5"><text:span text:style-name="T4"/></text:p>
              <text:p text:style-name="P5"><text:span text:style-name="T4">rule family="ipv4" destination address="192.168.1.100" ...</text:span></text:p>
              <text:p text:style-name="P5"><text:span text:style-name="T4"/></text:p>
              <text:p text:style-name="P5"><text:span text:style-name="T4">rule family="ipv4" destination NOT address="10.0.0.0/8" ...</text:span></text:p>
              <text:p text:style-name="P5"><text:span text:style-name="T4"/></text:p>
              <text:p text:style-name="P5"><text:span text:style-name="T4">rule family="ipv4" source address="10.0.0.0/8" service name="ssh" accept</text:span></text:p>
              <text:p text:style-name="P5"><text:span text:style-name="T4"/></text:p>
              <text:p text:style-name="P5"><text:span text:style-name="T4">rule family="ipv4" port protocol="tcp" port="8080" accept</text:span></text:p>
              <text:p text:style-name="P5"><text:span text:style-name="T4">rule family="ipv4" port protocol="tcp" port="8000-8099" accept</text:span></text:p>
              <text:p text:style-name="P5"><text:span text:style-name="T4">rule family="ipv4" port protocol="udp" port="53" accept</text:span></text:p>
              <text:p text:style-name="P5"><text:span text:style-name="T4"/></text:p>
              <text:p text:style-name="P5"><text:span text:style-name="T4">rule protocol value="gre" accept</text:span></text:p>
              <text:p text:style-name="P5"><text:span text:style-name="T4">rule protocol value="esp" accept</text:span></text:p>
              <text:p text:style-name="P5"><text:span text:style-name="T4"/></text:p>
              <text:p text:style-name="P5"><text:span text:style-name="T4">rule icmp-type name="echo-request" drop</text:span></text:p>
              <text:p text:style-name="P5"><text:span text:style-name="T4">rule family="ipv6" icmp-type name="router-advertisement" accept</text:span></text:p>
            </draw:text-box>
          </draw:frame>
        </presentation:notes>
      </draw:page>
      <draw:page draw:name="page8" draw:style-name="dp3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1">3. Match Elements — Code (cont. 2)</text:span></text:p>
          </draw:text-box>
        </draw:frame>
        <draw:frame draw:style-name="gr8" draw:text-style-name="P8" draw:layer="layout" svg:width="31.87cm" svg:height="15.2cm" svg:x="1cm" svg:y="3.3cm">
          <draw:text-box>
            <text:p text:style-name="P5"><text:span text:style-name="T7">rule icmp-type name="echo-request" drop</text:span><text:line-break/><text:span text:style-name="T7">rule family="ipv6" icmp-type name="router-advertisement" accept</text:span></text:p>
          </draw:text-box>
        </draw:frame>
        <presentation:notes draw:style-name="dp2">
          <draw:frame draw:style-name="gr3" draw:text-style-name="P3" draw:layer="layout" svg:width="29cm" svg:height="15.341cm" svg:x="2cm" svg:y="14cm">
            <draw:text-box>
              <text:p text:style-name="P5"><text:span text:style-name="T4">rule family="ipv4" ... # IPv4 packets only</text:span></text:p>
              <text:p text:style-name="P5"><text:span text:style-name="T4">rule family="ipv6" ... # IPv6 packets only</text:span></text:p>
              <text:p text:style-name="P5"><text:span text:style-name="T4"/></text:p>
              <text:p text:style-name="P5"><text:span text:style-name="T4">rule family="ipv4" source address="203.0.113.5" ...</text:span></text:p>
              <text:p text:style-name="P5"><text:span text:style-name="T4"/></text:p>
              <text:p text:style-name="P5"><text:span text:style-name="T4">rule family="ipv4" source address="10.0.0.0/8" ...</text:span></text:p>
              <text:p text:style-name="P5"><text:span text:style-name="T4"/></text:p>
              <text:p text:style-name="P5"><text:span text:style-name="T4">rule family="ipv6" source address="2001:db8::/32" ...</text:span></text:p>
              <text:p text:style-name="P5"><text:span text:style-name="T4"/></text:p>
              <text:p text:style-name="P5"><text:span text:style-name="T4">rule source mac="aa:bb:cc:dd:ee:ff" ...</text:span></text:p>
              <text:p text:style-name="P5"><text:span text:style-name="T4"/></text:p>
              <text:p text:style-name="P5"><text:span text:style-name="T4">rule family="ipv4" source ipset="my_blocklist" ...</text:span></text:p>
              <text:p text:style-name="P5"><text:span text:style-name="T4"/></text:p>
              <text:p text:style-name="P5"><text:span text:style-name="T4">rule family="ipv4" source NOT address="192.168.1.0/24" ...</text:span></text:p>
              <text:p text:style-name="P5"><text:span text:style-name="T4"/></text:p>
              <text:p text:style-name="P5"><text:span text:style-name="T4">rule family="ipv4" destination address="192.168.1.100" ...</text:span></text:p>
              <text:p text:style-name="P5"><text:span text:style-name="T4"/></text:p>
              <text:p text:style-name="P5"><text:span text:style-name="T4">rule family="ipv4" destination NOT address="10.0.0.0/8" ...</text:span></text:p>
              <text:p text:style-name="P5"><text:span text:style-name="T4"/></text:p>
              <text:p text:style-name="P5"><text:span text:style-name="T4">rule family="ipv4" source address="10.0.0.0/8" service name="ssh" accept</text:span></text:p>
              <text:p text:style-name="P5"><text:span text:style-name="T4"/></text:p>
              <text:p text:style-name="P5"><text:span text:style-name="T4">rule family="ipv4" port protocol="tcp" port="8080" accept</text:span></text:p>
              <text:p text:style-name="P5"><text:span text:style-name="T4">rule family="ipv4" port protocol="tcp" port="8000-8099" accept</text:span></text:p>
              <text:p text:style-name="P5"><text:span text:style-name="T4">rule family="ipv4" port protocol="udp" port="53" accept</text:span></text:p>
              <text:p text:style-name="P5"><text:span text:style-name="T4"/></text:p>
              <text:p text:style-name="P5"><text:span text:style-name="T4">rule protocol value="gre" accept</text:span></text:p>
              <text:p text:style-name="P5"><text:span text:style-name="T4">rule protocol value="esp" accept</text:span></text:p>
              <text:p text:style-name="P5"><text:span text:style-name="T4"/></text:p>
              <text:p text:style-name="P5"><text:span text:style-name="T4">rule icmp-type name="echo-request" drop</text:span></text:p>
              <text:p text:style-name="P5"><text:span text:style-name="T4">rule family="ipv6" icmp-type name="router-advertisement" accept</text:span></text:p>
            </draw:text-box>
          </draw:frame>
        </presentation:notes>
      </draw:page>
      <draw:page draw:name="page9" draw:style-name="dp1" draw:master-page-name="RHELDark">
        <draw:frame draw:style-name="gr6" draw:text-style-name="P3" draw:layer="layout" svg:width="31.87cm" svg:height="2.2cm" svg:x="1cm" svg:y="0.4cm">
          <draw:text-box>
            <text:p text:style-name="P1"><text:span text:style-name="T1">4. Actions</text:span></text:p>
          </draw:text-box>
        </draw:frame>
        <draw:frame draw:style-name="gr5" draw:text-style-name="P3" draw:layer="layout" svg:width="31.87cm" svg:height="15.5cm" svg:x="1cm" svg:y="2.9cm">
          <draw:text-box>
            <text:p text:style-name="P7"><text:span text:style-name="T6">◆ accept</text:span></text:p>
            <text:p text:style-name="P7"><text:span text:style-name="T6">Forward or deliver the packet. Processing stops for this packet.</text:span></text:p>
            <text:p text:style-name="P7"><text:span text:style-name="T6">◆ reject</text:span></text:p>
            <text:p text:style-name="P7"><text:span text:style-name="T6">Send back an ICMP error and discard the packet. The connection fails immediately (not a timeout).</text:span></text:p>
            <text:p text:style-name="P7"><text:span text:style-name="T6">Available reject types:</text:span></text:p>
            <text:p text:style-name="P7"><text:span text:style-name="T6">• icmp-net-unreachable</text:span></text:p>
            <text:p text:style-name="P7"><text:span text:style-name="T6">• icmp-host-unreachable</text:span></text:p>
            <text:p text:style-name="P7"><text:span text:style-name="T6">• icmp-port-unreachable (most common for TCP)</text:span></text:p>
          </draw:text-box>
        </draw:frame>
        <presentation:notes draw:style-name="dp2">
          <draw:frame draw:style-name="gr3" draw:text-style-name="P3" draw:layer="layout" svg:width="29cm" svg:height="31.277cm" svg:x="2cm" svg:y="14cm">
            <draw:text-box>
              <text:p text:style-name="P5"><text:span text:style-name="T4">• icmp-proto-unreachable</text:span></text:p>
              <text:p text:style-name="P5"><text:span text:style-name="T4">• icmp-net-prohibited</text:span></text:p>
              <text:p text:style-name="P5"><text:span text:style-name="T4">• icmp-host-prohibited</text:span></text:p>
              <text:p text:style-name="P5"><text:span text:style-name="T4">• icmp-admin-prohibited</text:span></text:p>
              <text:p text:style-name="P5"><text:span text:style-name="T4">• tcp-reset (TCP RST — for TCP only)</text:span></text:p>
              <text:p text:style-name="P5"><text:span text:style-name="T4">◆ drop</text:span></text:p>
              <text:p text:style-name="P5"><text:span text:style-name="T4">Silently discard. The sender gets no feedback — the connection times out.</text:span></text:p>
              <text:p text:style-name="P5"><text:span text:style-name="T4">Use drop for hostile/attacking sources where you don't want to acknowledge the host's existence.</text:span></text:p>
              <text:p text:style-name="P5"><text:span text:style-name="T4">◆ mark</text:span></text:p>
              <text:p text:style-name="P5"><text:span text:style-name="T4">Set a packet mark (used for advanced routing decisions, QoS, or working with other subsystems):</text:span></text:p>
              <text:p text:style-name="P5"><text:span text:style-name="T4"/></text:p>
              <text:p text:style-name="P5"><text:span text:style-name="T4">### `accept`</text:span></text:p>
              <text:p text:style-name="P5"><text:span text:style-name="T4"/></text:p>
              <text:p text:style-name="P5"><text:span text:style-name="T4">Forward or deliver the packet. Processing stops for this packet.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source address="192.168.1.0/24" service name="http" accept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`reject`</text:span></text:p>
              <text:p text:style-name="P5"><text:span text:style-name="T4"/></text:p>
              <text:p text:style-name="P5"><text:span text:style-name="T4">Send back an ICMP error and discard the packet. The connection fails</text:span></text:p>
              <text:p text:style-name="P5"><text:span text:style-name="T4">immediately (not a timeout).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source address="198.51.100.0/24" reject</text:span></text:p>
              <text:p text:style-name="P5"><text:span text:style-name="T4"/></text:p>
              <text:p text:style-name="P5"><text:span text:style-name="T4">rule family="ipv4" source address="198.51.100.0/24" \</text:span></text:p>
              <text:p text:style-name="P5"><text:span text:style-name="T4">reject type="icmp-host-prohibited"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Available reject types:</text:span></text:p>
              <text:p text:style-name="P5"><text:span text:style-name="T4">- `icmp-net-unreachable`</text:span></text:p>
              <text:p text:style-name="P5"><text:span text:style-name="T4">- `icmp-host-unreachable`</text:span></text:p>
              <text:p text:style-name="P5"><text:span text:style-name="T4">- `icmp-port-unreachable` (most common for TCP)</text:span></text:p>
              <text:p text:style-name="P5"><text:span text:style-name="T4">- `icmp-proto-unreachable`</text:span></text:p>
              <text:p text:style-name="P5"><text:span text:style-name="T4">- `icmp-net-prohibited`</text:span></text:p>
              <text:p text:style-name="P5"><text:span text:style-name="T4">- `icmp-host-prohibited`</text:span></text:p>
              <text:p text:style-name="P5"><text:span text:style-name="T4">- `icmp-admin-prohibited`</text:span></text:p>
              <text:p text:style-name="P5"><text:span text:style-name="T4">- `tcp-reset` (TCP RST — for TCP only)</text:span></text:p>
              <text:p text:style-name="P5"><text:span text:style-name="T4"/></text:p>
              <text:p text:style-name="P5"><text:span text:style-name="T4">### `drop`</text:span></text:p>
              <text:p text:style-name="P5"><text:span text:style-name="T4"/></text:p>
              <text:p text:style-name="P5"><text:span text:style-name="T4">Silently discard. The sender gets no feedback — the connection times out.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source address="198.51.100.0/24" drop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Use `drop` for hostile/attacking sources where you don't want to acknowledge</text:span></text:p>
              <text:p text:style-name="P5"><text:span text:style-name="T4">the host's existence.</text:span></text:p>
              <text:p text:style-name="P5"><text:span text:style-name="T4"/></text:p>
              <text:p text:style-name="P5"><text:span text:style-name="T4">### `mark`</text:span></text:p>
              <text:p text:style-name="P5"><text:span text:style-name="T4"/></text:p>
              <text:p text:style-name="P5"><text:span text:style-name="T4">Set a packet mark (used for advanced routing decisions, QoS, or working with</text:span></text:p>
              <text:p text:style-name="P5"><text:span text:style-name="T4">other subsystems):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source address="10.100.0.0/16" mark set="0x1"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</draw:text-box>
          </draw:frame>
        </presentation:notes>
      </draw:page>
      <draw:page draw:name="page10" draw:style-name="dp3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1">4. Actions — Code</text:span></text:p>
          </draw:text-box>
        </draw:frame>
        <draw:frame draw:style-name="gr8" draw:text-style-name="P8" draw:layer="layout" svg:width="31.87cm" svg:height="15.2cm" svg:x="1cm" svg:y="3.3cm">
          <draw:text-box>
            <text:p text:style-name="P5"><text:span text:style-name="T7">rule family="ipv4" source address="192.168.1.0/24" service name="http" accept</text:span><text:line-break/><text:span text:style-name="T7"> </text:span><text:line-break/><text:span text:style-name="T7">rule family="ipv4" source address="198.51.100.0/24" reject</text:span><text:line-break/><text:span text:style-name="T7"> </text:span><text:line-break/><text:span text:style-name="T7">rule family="ipv4" source address="198.51.100.0/24" \</text:span><text:line-break/><text:span text:style-name="T7"> reject type="icmp-host-prohibited"</text:span><text:line-break/><text:span text:style-name="T7"> </text:span><text:line-break/><text:span text:style-name="T7">rule family="ipv4" source address="198.51.100.0/24" drop</text:span><text:line-break/><text:span text:style-name="T7"> </text:span><text:line-break/><text:span text:style-name="T7">rule family="ipv4" source address="10.100.0.0/16" mark set="0x1"</text:span></text:p>
          </draw:text-box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rule family="ipv4" source address="192.168.1.0/24" service name="http" accept</text:span></text:p>
              <text:p text:style-name="P5"><text:span text:style-name="T4"/></text:p>
              <text:p text:style-name="P5"><text:span text:style-name="T4">rule family="ipv4" source address="198.51.100.0/24" reject</text:span></text:p>
              <text:p text:style-name="P5"><text:span text:style-name="T4"/></text:p>
              <text:p text:style-name="P5"><text:span text:style-name="T4">rule family="ipv4" source address="198.51.100.0/24" \</text:span></text:p>
              <text:p text:style-name="P5"><text:span text:style-name="T4">reject type="icmp-host-prohibited"</text:span></text:p>
              <text:p text:style-name="P5"><text:span text:style-name="T4"/></text:p>
              <text:p text:style-name="P5"><text:span text:style-name="T4">rule family="ipv4" source address="198.51.100.0/24" drop</text:span></text:p>
              <text:p text:style-name="P5"><text:span text:style-name="T4"/></text:p>
              <text:p text:style-name="P5"><text:span text:style-name="T4">rule family="ipv4" source address="10.100.0.0/16" mark set="0x1"</text:span></text:p>
            </draw:text-box>
          </draw:frame>
        </presentation:notes>
      </draw:page>
      <draw:page draw:name="page11" draw:style-name="dp1" draw:master-page-name="RHELDark">
        <draw:frame draw:style-name="gr6" draw:text-style-name="P3" draw:layer="layout" svg:width="31.87cm" svg:height="2.2cm" svg:x="1cm" svg:y="0.4cm">
          <draw:text-box>
            <text:p text:style-name="P1"><text:span text:style-name="T1">5. Logging and Auditing</text:span></text:p>
          </draw:text-box>
        </draw:frame>
        <draw:frame draw:style-name="gr5" draw:text-style-name="P3" draw:layer="layout" svg:width="31.87cm" svg:height="15.5cm" svg:x="1cm" svg:y="2.9cm">
          <draw:text-box>
            <text:p text:style-name="P7"><text:span text:style-name="T6">Logging and auditing can be combined with any action. They are executed before the action — so you log the packet, then accept or drop it.</text:span></text:p>
            <text:p text:style-name="P7"><text:span text:style-name="T6">◆ log</text:span></text:p>
            <text:p text:style-name="P7"><text:span text:style-name="T6">Logs the packet to the kernel log (visible in journalctl):</text:span></text:p>
            <text:p text:style-name="P7"><text:span text:style-name="T6">Log levels: emerg, alert, crit, error, warning, notice, info, debug</text:span></text:p>
            <text:p text:style-name="P7"><text:span text:style-name="T6">Rate limiting with limit:</text:span></text:p>
            <text:p text:style-name="P7"><text:span text:style-name="T6">Rate limit format: N/s (per second), N/m (per minute), N/h (per hour), N/d (per day)</text:span></text:p>
            <text:p text:style-name="P7"><text:span text:style-name="T6">◆ audit</text:span></text:p>
            <text:p text:style-name="P7"><text:span text:style-name="T6">Sends records to the Linux audit system (auditd), which writes to /var/log/audit/audit.log. Useful for compliance requirements that mandate audit trail:</text:span></text:p>
          </draw:text-box>
        </draw:frame>
        <presentation:notes draw:style-name="dp2">
          <draw:frame draw:style-name="gr3" draw:text-style-name="P3" draw:layer="layout" svg:width="29cm" svg:height="27.791cm" svg:x="2cm" svg:y="14cm">
            <draw:text-box>
              <text:p text:style-name="P5"><text:span text:style-name="T4">Audit types: accept, deny</text:span></text:p>
              <text:p text:style-name="P5"><text:span text:style-name="T4">◆ Combining log + audit + accept</text:span></text:p>
              <text:p text:style-name="P5"><text:span text:style-name="T4">A packet can trigger a log message, an audit record, AND be accepted — all in one rule:</text:span></text:p>
              <text:p text:style-name="P5"><text:span text:style-name="T4"/></text:p>
              <text:p text:style-name="P5"><text:span text:style-name="T4">Logging and auditing can be combined with any action. They are executed *before*</text:span></text:p>
              <text:p text:style-name="P5"><text:span text:style-name="T4">the action — so you log the packet, then accept or drop it.</text:span></text:p>
              <text:p text:style-name="P5"><text:span text:style-name="T4"/></text:p>
              <text:p text:style-name="P5"><text:span text:style-name="T4">### `log`</text:span></text:p>
              <text:p text:style-name="P5"><text:span text:style-name="T4"/></text:p>
              <text:p text:style-name="P5"><text:span text:style-name="T4">Logs the packet to the kernel log (visible in `journalctl`):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source address="10.0.0.0/8" service name="ssh" \</text:span></text:p>
              <text:p text:style-name="P5"><text:span text:style-name="T4">log prefix="SSH-INTERNAL: " level="info" accept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Log levels: `emerg`, `alert`, `crit`, `error`, `warning`, `notice`, `info`,</text:span></text:p>
              <text:p text:style-name="P5"><text:span text:style-name="T4">`debug`</text:span></text:p>
              <text:p text:style-name="P5"><text:span text:style-name="T4"/></text:p>
              <text:p text:style-name="P5"><text:span text:style-name="T4">Rate limiting with `limit`: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source address="0.0.0.0/0" service name="ssh" \</text:span></text:p>
              <text:p text:style-name="P5"><text:span text:style-name="T4">log prefix="SSH-ATTEMPT: " level="warning" limit value="3/m" accept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Rate limit format: `N/s` (per second), `N/m` (per minute), `N/h` (per hour),</text:span></text:p>
              <text:p text:style-name="P5"><text:span text:style-name="T4">`N/d` (per day)</text:span></text:p>
              <text:p text:style-name="P5"><text:span text:style-name="T4"/></text:p>
              <text:p text:style-name="P5"><text:span text:style-name="T4">### `audit`</text:span></text:p>
              <text:p text:style-name="P5"><text:span text:style-name="T4"/></text:p>
              <text:p text:style-name="P5"><text:span text:style-name="T4">Sends records to the Linux audit system (`auditd`), which writes to</text:span></text:p>
              <text:p text:style-name="P5"><text:span text:style-name="T4">`/var/log/audit/audit.log`. Useful for compliance requirements that mandate</text:span></text:p>
              <text:p text:style-name="P5"><text:span text:style-name="T4">audit trail: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source address="10.0.0.0/8" service name="ssh" \</text:span></text:p>
              <text:p text:style-name="P5"><text:span text:style-name="T4">audit type="accept" limit value="1/s" accept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Audit types: `accept`, `deny`</text:span></text:p>
              <text:p text:style-name="P5"><text:span text:style-name="T4"/></text:p>
              <text:p text:style-name="P5"><text:span text:style-name="T4">### Combining log + audit + accept</text:span></text:p>
              <text:p text:style-name="P5"><text:span text:style-name="T4"/></text:p>
              <text:p text:style-name="P5"><text:span text:style-name="T4">A packet can trigger a log message, an audit record, AND be accepted — all in</text:span></text:p>
              <text:p text:style-name="P5"><text:span text:style-name="T4">one rule: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family="ipv4" source address="203.0.113.0/24" service name="https" \</text:span></text:p>
              <text:p text:style-name="P5"><text:span text:style-name="T4">log prefix="EXTERNAL-HTTPS: " level="info" limit value="10/m" \</text:span></text:p>
              <text:p text:style-name="P5"><text:span text:style-name="T4">audit type="accept" \</text:span></text:p>
              <text:p text:style-name="P5"><text:span text:style-name="T4">accept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</draw:text-box>
          </draw:frame>
        </presentation:notes>
      </draw:page>
      <draw:page draw:name="page12" draw:style-name="dp3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1">5. Logging and Auditing — Code</text:span></text:p>
          </draw:text-box>
        </draw:frame>
        <draw:frame draw:style-name="gr8" draw:text-style-name="P8" draw:layer="layout" svg:width="31.87cm" svg:height="15.2cm" svg:x="1cm" svg:y="3.3cm">
          <draw:text-box>
            <text:p text:style-name="P5"><text:span text:style-name="T7">rule family="ipv4" source address="10.0.0.0/8" service name="ssh" \</text:span><text:line-break/><text:span text:style-name="T7"> log prefix="SSH-INTERNAL: " level="info" accept</text:span><text:line-break/><text:span text:style-name="T7"> </text:span><text:line-break/><text:span text:style-name="T7">rule family="ipv4" source address="0.0.0.0/0" service name="ssh" \</text:span><text:line-break/><text:span text:style-name="T7"> log prefix="SSH-ATTEMPT: " level="warning" limit value="3/m" accept</text:span><text:line-break/><text:span text:style-name="T7"> </text:span><text:line-break/><text:span text:style-name="T7">rule family="ipv4" source address="10.0.0.0/8" service name="ssh" \</text:span><text:line-break/><text:span text:style-name="T7"> audit type="accept" limit value="1/s" accept</text:span><text:line-break/><text:span text:style-name="T7"> </text:span><text:line-break/><text:span text:style-name="T7">rule family="ipv4" source address="203.0.113.0/24" service name="https" \</text:span><text:line-break/><text:span text:style-name="T7"> log prefix="EXTERNAL-HTTPS: " level="info" limit value="10/m" \</text:span><text:line-break/><text:span text:style-name="T7"> audit type="accept" \</text:span><text:line-break/><text:span text:style-name="T7"> accept</text:span></text:p>
          </draw:text-box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rule family="ipv4" source address="10.0.0.0/8" service name="ssh" \</text:span></text:p>
              <text:p text:style-name="P5"><text:span text:style-name="T4">log prefix="SSH-INTERNAL: " level="info" accept</text:span></text:p>
              <text:p text:style-name="P5"><text:span text:style-name="T4"/></text:p>
              <text:p text:style-name="P5"><text:span text:style-name="T4">rule family="ipv4" source address="0.0.0.0/0" service name="ssh" \</text:span></text:p>
              <text:p text:style-name="P5"><text:span text:style-name="T4">log prefix="SSH-ATTEMPT: " level="warning" limit value="3/m" accept</text:span></text:p>
              <text:p text:style-name="P5"><text:span text:style-name="T4"/></text:p>
              <text:p text:style-name="P5"><text:span text:style-name="T4">rule family="ipv4" source address="10.0.0.0/8" service name="ssh" \</text:span></text:p>
              <text:p text:style-name="P5"><text:span text:style-name="T4">audit type="accept" limit value="1/s" accept</text:span></text:p>
              <text:p text:style-name="P5"><text:span text:style-name="T4"/></text:p>
              <text:p text:style-name="P5"><text:span text:style-name="T4">rule family="ipv4" source address="203.0.113.0/24" service name="https" \</text:span></text:p>
              <text:p text:style-name="P5"><text:span text:style-name="T4">log prefix="EXTERNAL-HTTPS: " level="info" limit value="10/m" \</text:span></text:p>
              <text:p text:style-name="P5"><text:span text:style-name="T4">audit type="accept" \</text:span></text:p>
              <text:p text:style-name="P5"><text:span text:style-name="T4">accept</text:span></text:p>
            </draw:text-box>
          </draw:frame>
        </presentation:notes>
      </draw:page>
      <draw:page draw:name="page13" draw:style-name="dp1" draw:master-page-name="RHELDark">
        <draw:frame draw:style-name="gr6" draw:text-style-name="P3" draw:layer="layout" svg:width="31.87cm" svg:height="2.2cm" svg:x="1cm" svg:y="0.4cm">
          <draw:text-box>
            <text:p text:style-name="P1"><text:span text:style-name="T1">6. Priority Ordering</text:span></text:p>
          </draw:text-box>
        </draw:frame>
        <draw:frame draw:style-name="gr5" draw:text-style-name="P3" draw:layer="layout" svg:width="31.87cm" svg:height="15.5cm" svg:x="1cm" svg:y="2.9cm">
          <draw:text-box>
            <text:p text:style-name="P7"><text:span text:style-name="T6">Rich rules within a zone or policy are evaluated in priority order. Priority is an integer in the range -32768 to 32767. Lower numbers run first.</text:span></text:p>
            <text:p text:style-name="P7"><text:span text:style-name="T6">With these two rules (both on the same zone):</text:span></text:p>
            <text:p text:style-name="P7"><text:span text:style-name="T6">→ Priority -100: if source is 203.0.113.5, accept SSH → admin IP gets access</text:span></text:p>
            <text:p text:style-name="P7"><text:span text:style-name="T6">→ Priority 0: reject all other SSH with logging → everyone else is rejected</text:span></text:p>
            <text:p text:style-name="P7"><text:span text:style-name="T6">Without priorities, rules are evaluated in the order they were added.</text:span></text:p>
            <text:p text:style-name="P7"><text:span text:style-name="T6">💡 ⚠️ IMPORTANT — Priority and zone services interact Zone-level services (added with --add-service) are internally represented as rules with a very high positive priority (after rich rules). This means rich rules with negative priorities run before service rules. Rich rules with positive priorities run after them.</text:span></text:p>
            <text:p text:style-name="P7"><text:span text:style-name="T6">💡 Use negative priorities for rules that should override services. Use positive priorities for rules that should be a last resort.</text:span></text:p>
          </draw:text-box>
        </draw:frame>
        <presentation:notes draw:style-name="dp2">
          <draw:frame draw:style-name="gr3" draw:text-style-name="P3" draw:layer="layout" svg:width="29cm" svg:height="12.851cm" svg:x="2cm" svg:y="14cm">
            <draw:text-box>
              <text:p text:style-name="P5"><text:span text:style-name="T4">Rich rules within a zone or policy are evaluated in **priority order**. Priority</text:span></text:p>
              <text:p text:style-name="P5"><text:span text:style-name="T4">is an integer in the range **-32768 to 32767**. Lower numbers run first.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>rule priority="-100" family="ipv4" source address="203.0.113.5" service name="ssh" accept</text:span></text:p>
              <text:p text:style-name="P5"><text:span text:style-name="T4">rule priority="0" family="ipv4" service name="ssh" \</text:span></text:p>
              <text:p text:style-name="P5"><text:span text:style-name="T4">log prefix="SSH: " level="warning" reject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With these two rules (both on the same zone):</text:span></text:p>
              <text:p text:style-name="P5"><text:span text:style-name="T4">1. Priority -100: if source is 203.0.113.5, accept SSH → **admin IP gets access**</text:span></text:p>
              <text:p text:style-name="P5"><text:span text:style-name="T4">2. Priority 0: reject all other SSH with logging → **everyone else is rejected**</text:span></text:p>
              <text:p text:style-name="P5"><text:span text:style-name="T4"/></text:p>
              <text:p text:style-name="P5"><text:span text:style-name="T4">Without priorities, rules are evaluated in the order they were added.</text:span></text:p>
              <text:p text:style-name="P5"><text:span text:style-name="T4"/></text:p>
              <text:p text:style-name="P5"><text:span text:style-name="T4">&gt; **⚠️ IMPORTANT — Priority and zone services interact**</text:span></text:p>
              <text:p text:style-name="P5"><text:span text:style-name="T4">&gt; Zone-level services (added with `--add-service`) are internally represented</text:span></text:p>
              <text:p text:style-name="P5"><text:span text:style-name="T4">&gt; as rules with a very high positive priority (after rich rules). This means</text:span></text:p>
              <text:p text:style-name="P5"><text:span text:style-name="T4">&gt; rich rules with negative priorities run before service rules. Rich rules</text:span></text:p>
              <text:p text:style-name="P5"><text:span text:style-name="T4">&gt; with positive priorities run after them.</text:span></text:p>
              <text:p text:style-name="P5"><text:span text:style-name="T4">&gt;</text:span></text:p>
              <text:p text:style-name="P5"><text:span text:style-name="T4">&gt; Use **negative priorities** for rules that should override services.</text:span></text:p>
              <text:p text:style-name="P5"><text:span text:style-name="T4">&gt; Use **positive priorities** for rules that should be a last resort.</text:span></text:p>
              <text:p text:style-name="P5"><text:span text:style-name="T4"/></text:p>
              <text:p text:style-name="P5"><text:span text:style-name="T4">---</text:span></text:p>
            </draw:text-box>
          </draw:frame>
        </presentation:notes>
      </draw:page>
      <draw:page draw:name="page14" draw:style-name="dp3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1">6. Priority Ordering — Code</text:span></text:p>
          </draw:text-box>
        </draw:frame>
        <draw:frame draw:style-name="gr8" draw:text-style-name="P8" draw:layer="layout" svg:width="31.87cm" svg:height="15.2cm" svg:x="1cm" svg:y="3.3cm">
          <draw:text-box>
            <text:p text:style-name="P5"><text:span text:style-name="T7">rule priority="-100" family="ipv4" source address="203.0.113.5" service name="ssh" accept</text:span><text:line-break/><text:span text:style-name="T7">rule priority="0" family="ipv4" service name="ssh" \</text:span><text:line-break/><text:span text:style-name="T7"> log prefix="SSH: " level="warning" reject</text:span></text:p>
          </draw:text-box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rule priority="-100" family="ipv4" source address="203.0.113.5" service name="ssh" accept</text:span></text:p>
              <text:p text:style-name="P5"><text:span text:style-name="T4">rule priority="0" family="ipv4" service name="ssh" \</text:span></text:p>
              <text:p text:style-name="P5"><text:span text:style-name="T4">log prefix="SSH: " level="warning" reject</text:span></text:p>
            </draw:text-box>
          </draw:frame>
        </presentation:notes>
      </draw:page>
      <draw:page draw:name="page15" draw:style-name="dp1" draw:master-page-name="RHELDark">
        <draw:frame draw:style-name="gr6" draw:text-style-name="P3" draw:layer="layout" svg:width="31.87cm" svg:height="2.2cm" svg:x="1cm" svg:y="0.4cm">
          <draw:text-box>
            <text:p text:style-name="P1"><text:span text:style-name="T1">7. Timeout (Temporary) Rules</text:span></text:p>
          </draw:text-box>
        </draw:frame>
        <draw:frame draw:style-name="gr5" draw:text-style-name="P3" draw:layer="layout" svg:width="31.87cm" svg:height="15.5cm" svg:x="1cm" svg:y="2.9cm">
          <draw:text-box>
            <text:p text:style-name="P7"><text:span text:style-name="T6">Rich rules can include --timeout, making them automatically expire:</text:span></text:p>
            <text:p text:style-name="P7"><text:span text:style-name="T6">Timeout rules are runtime only — they cannot be combined with --permanent.</text:span></text:p>
            <text:p text:style-name="P7"><text:span text:style-name="T6">This is extremely useful for incident response: block an attacker now, and the rule cleans itself up automatically rather than leaving a permanent rule behind.</text:span></text:p>
          </draw:text-box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Rich rules can include `--timeout`, making them automatically expire: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zone=public --add-rich-rule='</text:span></text:p>
              <text:p text:style-name="P5"><text:span text:style-name="T4">rule family="ipv4" source address="198.51.100.1" drop</text:span></text:p>
              <text:p text:style-name="P5"><text:span text:style-name="T4">' --timeout=30m</text:span></text:p>
              <text:p text:style-name="P5"><text:span text:style-name="T4"/></text:p>
              <text:p text:style-name="P5"><text:span text:style-name="T4">firewall-cmd --zone=public --add-rich-rule='</text:span></text:p>
              <text:p text:style-name="P5"><text:span text:style-name="T4">rule family="ipv4" source address="203.0.113.50" service name="ssh" accept</text:span></text:p>
              <text:p text:style-name="P5"><text:span text:style-name="T4">' --timeout=2h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/></text:p>
              <text:p text:style-name="P5"><text:span text:style-name="T4">Timeout rules are runtime only — they cannot be combined with `--permanent`.</text:span></text:p>
              <text:p text:style-name="P5"><text:span text:style-name="T4"/></text:p>
              <text:p text:style-name="P5"><text:span text:style-name="T4">This is extremely useful for incident response: block an attacker now, and the</text:span></text:p>
              <text:p text:style-name="P5"><text:span text:style-name="T4">rule cleans itself up automatically rather than leaving a permanent rule behind.</text:span></text:p>
              <text:p text:style-name="P5"><text:span text:style-name="T4"/></text:p>
              <text:p text:style-name="P5"><text:span text:style-name="T4">---</text:span></text:p>
            </draw:text-box>
          </draw:frame>
        </presentation:notes>
      </draw:page>
      <draw:page draw:name="page16" draw:style-name="dp3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1">7. Timeout (Temporary) Rules — BASH</text:span></text:p>
          </draw:text-box>
        </draw:frame>
        <draw:frame draw:style-name="gr8" draw:text-style-name="P8" draw:layer="layout" svg:width="31.87cm" svg:height="15.2cm" svg:x="1cm" svg:y="3.3cm">
          <draw:text-box>
            <text:p text:style-name="P5"><text:span text:style-name="T7">firewall-cmd --zone=public --add-rich-rule='</text:span><text:line-break/><text:span text:style-name="T7"> rule family="ipv4" source address="198.51.100.1" drop</text:span><text:line-break/><text:span text:style-name="T7">' --timeout=30m</text:span><text:line-break/><text:span text:style-name="T7"> </text:span><text:line-break/><text:span text:style-name="T7">firewall-cmd --zone=public --add-rich-rule='</text:span><text:line-break/><text:span text:style-name="T7"> rule family="ipv4" source address="203.0.113.50" service name="ssh" accept</text:span><text:line-break/><text:span text:style-name="T7">' --timeout=2h</text:span></text:p>
          </draw:text-box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firewall-cmd --zone=public --add-rich-rule='</text:span></text:p>
              <text:p text:style-name="P5"><text:span text:style-name="T4">rule family="ipv4" source address="198.51.100.1" drop</text:span></text:p>
              <text:p text:style-name="P5"><text:span text:style-name="T4">' --timeout=30m</text:span></text:p>
              <text:p text:style-name="P5"><text:span text:style-name="T4"/></text:p>
              <text:p text:style-name="P5"><text:span text:style-name="T4">firewall-cmd --zone=public --add-rich-rule='</text:span></text:p>
              <text:p text:style-name="P5"><text:span text:style-name="T4">rule family="ipv4" source address="203.0.113.50" service name="ssh" accept</text:span></text:p>
              <text:p text:style-name="P5"><text:span text:style-name="T4">' --timeout=2h</text:span></text:p>
            </draw:text-box>
          </draw:frame>
        </presentation:notes>
      </draw:page>
      <draw:page draw:name="page17" draw:style-name="dp1" draw:master-page-name="RHELDark">
        <draw:frame draw:style-name="gr6" draw:text-style-name="P3" draw:layer="layout" svg:width="31.87cm" svg:height="2.2cm" svg:x="1cm" svg:y="0.4cm">
          <draw:text-box>
            <text:p text:style-name="P1"><text:span text:style-name="T1">8. Rich Rules in Zones vs Policies</text:span></text:p>
          </draw:text-box>
        </draw:frame>
        <draw:frame draw:style-name="gr9" draw:text-style-name="P9" draw:layer="layout" svg:width="31.87cm" svg:height="2.1cm" svg:x="1cm" svg:y="2.9cm">
          <draw:text-box>
            <text:p text:style-name="P7"><text:span text:style-name="T6">Rich rules work identically in both zones and policies:</text:span></text:p>
          </draw:text-box>
        </draw:frame>
        <draw:frame draw:style-name="gr8" draw:text-style-name="P8" draw:layer="layout" svg:width="31.87cm" svg:height="9.2cm" svg:x="1.13cm" svg:y="4.3cm">
          <draw:text-box>
            <text:p text:style-name="P5"><text:span text:style-name="T7">firewall-cmd --permanent --zone=public --add-rich-rule='</text:span><text:line-break/><text:span text:style-name="T7"> rule family="ipv4" source address="10.0.0.0/8" service name="ssh" accept</text:span><text:line-break/><text:span text:style-name="T7">'</text:span><text:line-break/><text:span text:style-name="T7"> </text:span><text:line-break/><text:span text:style-name="T7">firewall-cmd --permanent --policy internet_to_host --add-rich-rule='</text:span><text:line-break/><text:span text:style-name="T7"> rule family="ipv4" source address="203.0.113.5" service name="ssh" accept</text:span><text:line-break/><text:span text:style-name="T7">'</text:span><text:line-break/><text:span text:style-name="T7"> </text:span><text:line-break/><text:span text:style-name="T7">firewall-cmd --zone=public --list-rich-rules</text:span><text:line-break/><text:span text:style-name="T7">firewall-cmd --permanent --policy internet_to_host --list-rich-rules</text:span><text:line-break/><text:span text:style-name="T7"> </text:span><text:line-break/><text:span text:style-name="T7">firewall-cmd --permanent --zone=public --remove-rich-rule='</text:span><text:line-break/><text:span text:style-name="T7"> rule family="ipv4" source address="10.0.0.0/8" service name="ssh" accept</text:span><text:line-break/><text:span text:style-name="T7">'</text:span></text:p>
          </draw:text-box>
        </draw:frame>
        <presentation:notes draw:style-name="dp2">
          <draw:frame draw:style-name="gr3" draw:text-style-name="P3" draw:layer="layout" svg:width="29cm" svg:height="10.361cm" svg:x="2cm" svg:y="14cm">
            <draw:text-box>
              <text:p text:style-name="P5"><text:span text:style-name="T4">Rich rules work identically in both zones and policies: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permanent --zone=public --add-rich-rule='</text:span></text:p>
              <text:p text:style-name="P5"><text:span text:style-name="T4">rule family="ipv4" source address="10.0.0.0/8" service name="ssh" accept</text:span></text:p>
              <text:p text:style-name="P5"><text:span text:style-name="T4">'</text:span></text:p>
              <text:p text:style-name="P5"><text:span text:style-name="T4"/></text:p>
              <text:p text:style-name="P5"><text:span text:style-name="T4">firewall-cmd --permanent --policy internet_to_host --add-rich-rule='</text:span></text:p>
              <text:p text:style-name="P5"><text:span text:style-name="T4">rule family="ipv4" source address="203.0.113.5" service name="ssh" accept</text:span></text:p>
              <text:p text:style-name="P5"><text:span text:style-name="T4">'</text:span></text:p>
              <text:p text:style-name="P5"><text:span text:style-name="T4"/></text:p>
              <text:p text:style-name="P5"><text:span text:style-name="T4">firewall-cmd --zone=public --list-rich-rules</text:span></text:p>
              <text:p text:style-name="P5"><text:span text:style-name="T4">firewall-cmd --permanent --policy internet_to_host --list-rich-rules</text:span></text:p>
              <text:p text:style-name="P5"><text:span text:style-name="T4"/></text:p>
              <text:p text:style-name="P5"><text:span text:style-name="T4">firewall-cmd --permanent --zone=public --remove-rich-rule='</text:span></text:p>
              <text:p text:style-name="P5"><text:span text:style-name="T4">rule family="ipv4" source address="10.0.0.0/8" service name="ssh" accept</text:span></text:p>
              <text:p text:style-name="P5"><text:span text:style-name="T4">'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</draw:text-box>
          </draw:frame>
        </presentation:notes>
      </draw:page>
      <draw:page draw:name="page18" draw:style-name="dp1" draw:master-page-name="RHELDark">
        <draw:frame draw:style-name="gr6" draw:text-style-name="P3" draw:layer="layout" svg:width="31.87cm" svg:height="2.2cm" svg:x="1cm" svg:y="0.4cm">
          <draw:text-box>
            <text:p text:style-name="P1"><text:span text:style-name="T1">9. Practical Rich Rule Patterns</text:span></text:p>
          </draw:text-box>
        </draw:frame>
        <draw:frame draw:style-name="gr5" draw:text-style-name="P3" draw:layer="layout" svg:width="31.87cm" svg:height="15.5cm" svg:x="1cm" svg:y="2.9cm">
          <draw:text-box>
            <text:p text:style-name="P7"><text:span text:style-name="T6">◆ Pattern 1: Allow service from specific subnet only</text:span></text:p>
            <text:p text:style-name="P7"><text:span text:style-name="T6">◆ Pattern 2: Log + accept for auditing</text:span></text:p>
            <text:p text:style-name="P7"><text:span text:style-name="T6">◆ Pattern 3: Block + log a specific IP (incident response)</text:span></text:p>
            <text:p text:style-name="P7"><text:span text:style-name="T6">◆ Pattern 4: Restrict service to MAC address</text:span></text:p>
            <text:p text:style-name="P7"><text:span text:style-name="T6">◆ Pattern 5: Reject with TCP reset</text:span></text:p>
            <text:p text:style-name="P7"><text:span text:style-name="T6">◆ Pattern 6: Rate limit new connections (basic DDoS protection)</text:span></text:p>
            <text:p text:style-name="P7"><text:span text:style-name="T6">◆ Pattern 7: Forward port with source restriction</text:span></text:p>
          </draw:text-box>
        </draw:frame>
        <presentation:notes draw:style-name="dp2">
          <draw:frame draw:style-name="gr3" draw:text-style-name="P3" draw:layer="layout" svg:width="29cm" svg:height="38.747cm" svg:x="2cm" svg:y="14cm">
            <draw:text-box>
              <text:p text:style-name="P5"><text:span text:style-name="T4">### Pattern 1: Allow service from specific subnet only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permanent --zone=public --add-rich-rule='</text:span></text:p>
              <text:p text:style-name="P5"><text:span text:style-name="T4">rule priority="-100" family="ipv4"</text:span></text:p>
              <text:p text:style-name="P5"><text:span text:style-name="T4">source address="10.100.0.0/24"</text:span></text:p>
              <text:p text:style-name="P5"><text:span text:style-name="T4">service name="ssh"</text:span></text:p>
              <text:p text:style-name="P5"><text:span text:style-name="T4">accept</text:span></text:p>
              <text:p text:style-name="P5"><text:span text:style-name="T4">'</text:span></text:p>
              <text:p text:style-name="P5"><text:span text:style-name="T4"/></text:p>
              <text:p text:style-name="P5"><text:span text:style-name="T4">firewall-cmd --permanent --zone=public --remove-service=ssh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Pattern 2: Log + accept for auditing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permanent --zone=public --add-rich-rule='</text:span></text:p>
              <text:p text:style-name="P5"><text:span text:style-name="T4">rule family="ipv4"</text:span></text:p>
              <text:p text:style-name="P5"><text:span text:style-name="T4">service name="ssh"</text:span></text:p>
              <text:p text:style-name="P5"><text:span text:style-name="T4">log prefix="SSH-NEW-CONN: " level="info" limit value="5/m"</text:span></text:p>
              <text:p text:style-name="P5"><text:span text:style-name="T4">accept</text:span></text:p>
              <text:p text:style-name="P5"><text:span text:style-name="T4">'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Pattern 3: Block + log a specific IP (incident response)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zone=public --add-rich-rule='</text:span></text:p>
              <text:p text:style-name="P5"><text:span text:style-name="T4">rule family="ipv4"</text:span></text:p>
              <text:p text:style-name="P5"><text:span text:style-name="T4">source address="198.51.100.50"</text:span></text:p>
              <text:p text:style-name="P5"><text:span text:style-name="T4">log prefix="BLOCKED-ATTACKER: " level="warning" limit value="3/m"</text:span></text:p>
              <text:p text:style-name="P5"><text:span text:style-name="T4">drop</text:span></text:p>
              <text:p text:style-name="P5"><text:span text:style-name="T4">' --timeout=1h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Pattern 4: Restrict service to MAC address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permanent --zone=internal --add-rich-rule='</text:span></text:p>
              <text:p text:style-name="P5"><text:span text:style-name="T4">rule source mac="aa:bb:cc:dd:ee:ff"</text:span></text:p>
              <text:p text:style-name="P5"><text:span text:style-name="T4">service name="http"</text:span></text:p>
              <text:p text:style-name="P5"><text:span text:style-name="T4">accept</text:span></text:p>
              <text:p text:style-name="P5"><text:span text:style-name="T4">'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Pattern 5: Reject with TCP reset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permanent --zone=public --add-rich-rule='</text:span></text:p>
              <text:p text:style-name="P5"><text:span text:style-name="T4">rule family="ipv4"</text:span></text:p>
              <text:p text:style-name="P5"><text:span text:style-name="T4">port protocol="tcp" port="23"</text:span></text:p>
              <text:p text:style-name="P5"><text:span text:style-name="T4">reject type="tcp-reset"</text:span></text:p>
              <text:p text:style-name="P5"><text:span text:style-name="T4">'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Pattern 6: Rate limit new connections (basic DDoS protection)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permanent --zone=public --add-rich-rule='</text:span></text:p>
              <text:p text:style-name="P5"><text:span text:style-name="T4">rule family="ipv4"</text:span></text:p>
              <text:p text:style-name="P5"><text:span text:style-name="T4">service name="ssh"</text:span></text:p>
              <text:p text:style-name="P5"><text:span text:style-name="T4">log prefix="SSH-RATE: " level="info" limit value="3/m"</text:span></text:p>
              <text:p text:style-name="P5"><text:span text:style-name="T4">accept</text:span></text:p>
              <text:p text:style-name="P5"><text:span text:style-name="T4">'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Pattern 7: Forward port with source restriction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permanent --zone=dmz --add-rich-rule='</text:span></text:p>
              <text:p text:style-name="P5"><text:span text:style-name="T4">rule family="ipv4"</text:span></text:p>
              <text:p text:style-name="P5"><text:span text:style-name="T4">source address="172.20.2.0/24"</text:span></text:p>
              <text:p text:style-name="P5"><text:span text:style-name="T4">forward-port port="80" protocol="tcp" to-port="8080" to-addr="172.20.3.100"</text:span></text:p>
              <text:p text:style-name="P5"><text:span text:style-name="T4">'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</draw:text-box>
          </draw:frame>
        </presentation:notes>
      </draw:page>
      <draw:page draw:name="page19" draw:style-name="dp3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1">9. Practical Rich Rule Patterns — BASH</text:span></text:p>
          </draw:text-box>
        </draw:frame>
        <draw:frame draw:style-name="gr8" draw:text-style-name="P8" draw:layer="layout" svg:width="31.87cm" svg:height="15.2cm" svg:x="1cm" svg:y="3.3cm">
          <draw:text-box>
            <text:p text:style-name="P5"><text:span text:style-name="T7">firewall-cmd --permanent --zone=public --add-rich-rule='</text:span><text:line-break/><text:span text:style-name="T7"> rule priority="-100" family="ipv4"</text:span><text:line-break/><text:span text:style-name="T7"> source address="10.100.0.0/24"</text:span><text:line-break/><text:span text:style-name="T7"> service name="ssh"</text:span><text:line-break/><text:span text:style-name="T7"> accept</text:span><text:line-break/><text:span text:style-name="T7">'</text:span><text:line-break/><text:span text:style-name="T7"> </text:span><text:line-break/><text:span text:style-name="T7">firewall-cmd --permanent --zone=public --remove-service=ssh</text:span><text:line-break/><text:span text:style-name="T7"> </text:span><text:line-break/><text:span text:style-name="T7">firewall-cmd --permanent --zone=public --add-rich-rule='</text:span><text:line-break/><text:span text:style-name="T7"> rule family="ipv4"</text:span><text:line-break/><text:span text:style-name="T7"> service name="ssh"</text:span><text:line-break/><text:span text:style-name="T7"> log prefix="SSH-NEW-CONN: " level="info" limit value="5/m"</text:span><text:line-break/><text:span text:style-name="T7"> accept</text:span><text:line-break/><text:span text:style-name="T7">'</text:span><text:line-break/><text:span text:style-name="T7"> </text:span><text:line-break/><text:span text:style-name="T7">firewall-cmd --zone=public --add-rich-rule='</text:span><text:line-break/><text:span text:style-name="T7"> rule family="ipv4"</text:span><text:line-break/><text:span text:style-name="T7"> source address="198.51.100.50"</text:span><text:line-break/><text:span text:style-name="T7"> log prefix="BLOCKED-ATTACKER: " level="warning" limit value="3/m"</text:span><text:line-break/><text:span text:style-name="T7"> drop</text:span><text:line-break/><text:span text:style-name="T7">' --timeout=1h</text:span><text:line-break/><text:span text:style-name="T7"> </text:span><text:line-break/><text:span text:style-name="T7">firewall-cmd --permanent --zone=internal --add-rich-rule='</text:span><text:line-break/><text:span text:style-name="T7"> rule source mac="aa:bb:cc:dd:ee:ff"</text:span><text:line-break/><text:span text:style-name="T7"> service name="http"</text:span><text:line-break/><text:span text:style-name="T7"> accept</text:span><text:line-break/><text:span text:style-name="T7">'</text:span></text:p>
          </draw:text-box>
        </draw:frame>
        <presentation:notes draw:style-name="dp2">
          <draw:frame draw:style-name="gr3" draw:text-style-name="P3" draw:layer="layout" svg:width="29cm" svg:height="14.345cm" svg:x="2cm" svg:y="14cm">
            <draw:text-box>
              <text:p text:style-name="P5"><text:span text:style-name="T4">firewall-cmd --permanent --zone=public --add-rich-rule='</text:span></text:p>
              <text:p text:style-name="P5"><text:span text:style-name="T4">rule priority="-100" family="ipv4"</text:span></text:p>
              <text:p text:style-name="P5"><text:span text:style-name="T4">source address="10.100.0.0/24"</text:span></text:p>
              <text:p text:style-name="P5"><text:span text:style-name="T4">service name="ssh"</text:span></text:p>
              <text:p text:style-name="P5"><text:span text:style-name="T4">accept</text:span></text:p>
              <text:p text:style-name="P5"><text:span text:style-name="T4">'</text:span></text:p>
              <text:p text:style-name="P5"><text:span text:style-name="T4"/></text:p>
              <text:p text:style-name="P5"><text:span text:style-name="T4">firewall-cmd --permanent --zone=public --remove-service=ssh</text:span></text:p>
              <text:p text:style-name="P5"><text:span text:style-name="T4"/></text:p>
              <text:p text:style-name="P5"><text:span text:style-name="T4">firewall-cmd --permanent --zone=public --add-rich-rule='</text:span></text:p>
              <text:p text:style-name="P5"><text:span text:style-name="T4">rule family="ipv4"</text:span></text:p>
              <text:p text:style-name="P5"><text:span text:style-name="T4">service name="ssh"</text:span></text:p>
              <text:p text:style-name="P5"><text:span text:style-name="T4">log prefix="SSH-NEW-CONN: " level="info" limit value="5/m"</text:span></text:p>
              <text:p text:style-name="P5"><text:span text:style-name="T4">accept</text:span></text:p>
              <text:p text:style-name="P5"><text:span text:style-name="T4">'</text:span></text:p>
              <text:p text:style-name="P5"><text:span text:style-name="T4"/></text:p>
              <text:p text:style-name="P5"><text:span text:style-name="T4">firewall-cmd --zone=public --add-rich-rule='</text:span></text:p>
              <text:p text:style-name="P5"><text:span text:style-name="T4">rule family="ipv4"</text:span></text:p>
              <text:p text:style-name="P5"><text:span text:style-name="T4">source address="198.51.100.50"</text:span></text:p>
              <text:p text:style-name="P5"><text:span text:style-name="T4">log prefix="BLOCKED-ATTACKER: " level="warning" limit value="3/m"</text:span></text:p>
              <text:p text:style-name="P5"><text:span text:style-name="T4">drop</text:span></text:p>
              <text:p text:style-name="P5"><text:span text:style-name="T4">' --timeout=1h</text:span></text:p>
              <text:p text:style-name="P5"><text:span text:style-name="T4"/></text:p>
              <text:p text:style-name="P5"><text:span text:style-name="T4">firewall-cmd --permanent --zone=internal --add-rich-rule='</text:span></text:p>
              <text:p text:style-name="P5"><text:span text:style-name="T4">rule source mac="aa:bb:cc:dd:ee:ff"</text:span></text:p>
              <text:p text:style-name="P5"><text:span text:style-name="T4">service name="http"</text:span></text:p>
              <text:p text:style-name="P5"><text:span text:style-name="T4">accept</text:span></text:p>
              <text:p text:style-name="P5"><text:span text:style-name="T4">'</text:span></text:p>
            </draw:text-box>
          </draw:frame>
        </presentation:notes>
      </draw:page>
      <draw:page draw:name="page20" draw:style-name="dp3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1">9. Practical Rich Rule Patterns — BASH</text:span></text:p>
          </draw:text-box>
        </draw:frame>
        <draw:frame draw:style-name="gr8" draw:text-style-name="P8" draw:layer="layout" svg:width="31.87cm" svg:height="15.2cm" svg:x="1cm" svg:y="3.3cm">
          <draw:text-box>
            <text:p text:style-name="P5"><text:span text:style-name="T7">firewall-cmd --permanent --zone=public --add-rich-rule='</text:span><text:line-break/><text:span text:style-name="T7"> rule family="ipv4"</text:span><text:line-break/><text:span text:style-name="T7"> port protocol="tcp" port="23"</text:span><text:line-break/><text:span text:style-name="T7"> reject type="tcp-reset"</text:span><text:line-break/><text:span text:style-name="T7">'</text:span><text:line-break/><text:span text:style-name="T7"> </text:span><text:line-break/><text:span text:style-name="T7">firewall-cmd --permanent --zone=public --add-rich-rule='</text:span><text:line-break/><text:span text:style-name="T7"> rule family="ipv4"</text:span><text:line-break/><text:span text:style-name="T7"> service name="ssh"</text:span><text:line-break/><text:span text:style-name="T7"> log prefix="SSH-RATE: " level="info" limit value="3/m"</text:span><text:line-break/><text:span text:style-name="T7"> accept</text:span><text:line-break/><text:span text:style-name="T7">'</text:span><text:line-break/><text:span text:style-name="T7"> </text:span><text:line-break/><text:span text:style-name="T7">firewall-cmd --permanent --zone=dmz --add-rich-rule='</text:span><text:line-break/><text:span text:style-name="T7"> rule family="ipv4"</text:span><text:line-break/><text:span text:style-name="T7"> source address="172.20.2.0/24"</text:span><text:line-break/><text:span text:style-name="T7"> forward-port port="80" protocol="tcp" to-port="8080" to-addr="172.20.3.100"</text:span><text:line-break/><text:span text:style-name="T7">'</text:span></text:p>
          </draw:text-box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firewall-cmd --permanent --zone=public --add-rich-rule='</text:span></text:p>
              <text:p text:style-name="P5"><text:span text:style-name="T4">rule family="ipv4"</text:span></text:p>
              <text:p text:style-name="P5"><text:span text:style-name="T4">port protocol="tcp" port="23"</text:span></text:p>
              <text:p text:style-name="P5"><text:span text:style-name="T4">reject type="tcp-reset"</text:span></text:p>
              <text:p text:style-name="P5"><text:span text:style-name="T4">'</text:span></text:p>
              <text:p text:style-name="P5"><text:span text:style-name="T4"/></text:p>
              <text:p text:style-name="P5"><text:span text:style-name="T4">firewall-cmd --permanent --zone=public --add-rich-rule='</text:span></text:p>
              <text:p text:style-name="P5"><text:span text:style-name="T4">rule family="ipv4"</text:span></text:p>
              <text:p text:style-name="P5"><text:span text:style-name="T4">service name="ssh"</text:span></text:p>
              <text:p text:style-name="P5"><text:span text:style-name="T4">log prefix="SSH-RATE: " level="info" limit value="3/m"</text:span></text:p>
              <text:p text:style-name="P5"><text:span text:style-name="T4">accept</text:span></text:p>
              <text:p text:style-name="P5"><text:span text:style-name="T4">'</text:span></text:p>
              <text:p text:style-name="P5"><text:span text:style-name="T4"/></text:p>
              <text:p text:style-name="P5"><text:span text:style-name="T4">firewall-cmd --permanent --zone=dmz --add-rich-rule='</text:span></text:p>
              <text:p text:style-name="P5"><text:span text:style-name="T4">rule family="ipv4"</text:span></text:p>
              <text:p text:style-name="P5"><text:span text:style-name="T4">source address="172.20.2.0/24"</text:span></text:p>
              <text:p text:style-name="P5"><text:span text:style-name="T4">forward-port port="80" protocol="tcp" to-port="8080" to-addr="172.20.3.100"</text:span></text:p>
              <text:p text:style-name="P5"><text:span text:style-name="T4">'</text:span></text:p>
            </draw:text-box>
          </draw:frame>
        </presentation:notes>
      </draw:page>
      <draw:page draw:name="page21" draw:style-name="dp1" draw:master-page-name="RHELDark">
        <draw:frame draw:style-name="gr6" draw:text-style-name="P3" draw:layer="layout" svg:width="31.87cm" svg:height="2.2cm" svg:x="1cm" svg:y="0.4cm">
          <draw:text-box>
            <text:p text:style-name="P1"><text:span text:style-name="T1">10. Rich Rule XML Format</text:span></text:p>
          </draw:text-box>
        </draw:frame>
        <draw:frame draw:style-name="gr10" draw:text-style-name="P9" draw:layer="layout" svg:width="31.87cm" svg:height="1.6cm" svg:x="1cm" svg:y="2.9cm">
          <draw:text-box>
            <text:p text:style-name="P7"><text:span text:style-name="T6">Rich rules in zone and policy XML files:</text:span></text:p>
          </draw:text-box>
        </draw:frame>
        <draw:frame draw:style-name="gr8" draw:text-style-name="P8" draw:layer="layout" svg:width="31.87cm" svg:height="13.2cm" svg:x="1.13cm" svg:y="4.3cm">
          <draw:text-box>
            <text:p text:style-name="P5"><text:span text:style-name="T7">&lt;!-- In /etc/firewalld/zones/public.xml --&gt;</text:span><text:line-break/><text:span text:style-name="T7">&lt;zone&gt;</text:span><text:line-break/><text:span text:style-name="T7"> ...</text:span><text:line-break/><text:span text:style-name="T7"> &lt;!-- Accept SSH from admin network (priority -100) --&gt;</text:span><text:line-break/><text:span text:style-name="T7"> &lt;rule priority="-100"&gt;</text:span><text:line-break/><text:span text:style-name="T7"> &lt;source address="10.100.0.0/24"/&gt;</text:span><text:line-break/><text:span text:style-name="T7"> &lt;service name="ssh"/&gt;</text:span><text:line-break/><text:span text:style-name="T7"> &lt;accept/&gt;</text:span><text:line-break/><text:span text:style-name="T7"> &lt;/rule&gt;</text:span><text:line-break/><text:span text:style-name="T7"> </text:span><text:line-break/><text:span text:style-name="T7"> &lt;!-- Log and reject everything else trying SSH --&gt;</text:span><text:line-break/><text:span text:style-name="T7"> &lt;rule priority="0"&gt;</text:span><text:line-break/><text:span text:style-name="T7"> &lt;service name="ssh"/&gt;</text:span><text:line-break/><text:span text:style-name="T7"> &lt;log prefix="SSH-BLOCKED: " level="warning"&gt;</text:span><text:line-break/><text:span text:style-name="T7"> &lt;limit value="3/m"/&gt;</text:span><text:line-break/><text:span text:style-name="T7"> &lt;/log&gt;</text:span><text:line-break/><text:span text:style-name="T7"> &lt;reject type="tcp-reset"/&gt;</text:span><text:line-break/><text:span text:style-name="T7"> &lt;/rule&gt;</text:span><text:line-break/><text:span text:style-name="T7"> </text:span><text:line-break/><text:span text:style-name="T7"> &lt;!-- Temporary block (note: cannot persist timeout in XML) --&gt;</text:span><text:line-break/><text:span text:style-name="T7"> &lt;rule&gt;</text:span><text:line-break/><text:span text:style-name="T7"> &lt;source address="198.51.100.50"/&gt;</text:span><text:line-break/><text:span text:style-name="T7"> &lt;drop/&gt;</text:span><text:line-break/><text:span text:style-name="T7"> &lt;/rule&gt;</text:span><text:line-break/><text:span text:style-name="T7">&lt;/zone&gt;</text:span></text:p>
          </draw:text-box>
        </draw:frame>
        <presentation:notes draw:style-name="dp2">
          <draw:frame draw:style-name="gr3" draw:text-style-name="P3" draw:layer="layout" svg:width="29cm" svg:height="15.839cm" svg:x="2cm" svg:y="14cm">
            <draw:text-box>
              <text:p text:style-name="P5"><text:span text:style-name="T4">Rich rules in zone and policy XML files:</text:span></text:p>
              <text:p text:style-name="P5"><text:span text:style-name="T4"/></text:p>
              <text:p text:style-name="P5"><text:span text:style-name="T4">```xml</text:span></text:p>
              <text:p text:style-name="P5"><text:span text:style-name="T4">&lt;!-- In /etc/firewalld/zones/public.xml --&gt;</text:span></text:p>
              <text:p text:style-name="P5"><text:span text:style-name="T4">&lt;zone&gt;</text:span></text:p>
              <text:p text:style-name="P5"><text:span text:style-name="T4">...</text:span></text:p>
              <text:p text:style-name="P5"><text:span text:style-name="T4">&lt;!-- Accept SSH from admin network (priority -100) --&gt;</text:span></text:p>
              <text:p text:style-name="P5"><text:span text:style-name="T4">&lt;rule priority="-100"&gt;</text:span></text:p>
              <text:p text:style-name="P5"><text:span text:style-name="T4">&lt;source address="10.100.0.0/24"/&gt;</text:span></text:p>
              <text:p text:style-name="P5"><text:span text:style-name="T4">&lt;service name="ssh"/&gt;</text:span></text:p>
              <text:p text:style-name="P5"><text:span text:style-name="T4">&lt;accept/&gt;</text:span></text:p>
              <text:p text:style-name="P5"><text:span text:style-name="T4">&lt;/rule&gt;</text:span></text:p>
              <text:p text:style-name="P5"><text:span text:style-name="T4"/></text:p>
              <text:p text:style-name="P5"><text:span text:style-name="T4">&lt;!-- Log and reject everything else trying SSH --&gt;</text:span></text:p>
              <text:p text:style-name="P5"><text:span text:style-name="T4">&lt;rule priority="0"&gt;</text:span></text:p>
              <text:p text:style-name="P5"><text:span text:style-name="T4">&lt;service name="ssh"/&gt;</text:span></text:p>
              <text:p text:style-name="P5"><text:span text:style-name="T4">&lt;log prefix="SSH-BLOCKED: " level="warning"&gt;</text:span></text:p>
              <text:p text:style-name="P5"><text:span text:style-name="T4">&lt;limit value="3/m"/&gt;</text:span></text:p>
              <text:p text:style-name="P5"><text:span text:style-name="T4">&lt;/log&gt;</text:span></text:p>
              <text:p text:style-name="P5"><text:span text:style-name="T4">&lt;reject type="tcp-reset"/&gt;</text:span></text:p>
              <text:p text:style-name="P5"><text:span text:style-name="T4">&lt;/rule&gt;</text:span></text:p>
              <text:p text:style-name="P5"><text:span text:style-name="T4"/></text:p>
              <text:p text:style-name="P5"><text:span text:style-name="T4">&lt;!-- Temporary block (note: cannot persist timeout in XML) --&gt;</text:span></text:p>
              <text:p text:style-name="P5"><text:span text:style-name="T4">&lt;rule&gt;</text:span></text:p>
              <text:p text:style-name="P5"><text:span text:style-name="T4">&lt;source address="198.51.100.50"/&gt;</text:span></text:p>
              <text:p text:style-name="P5"><text:span text:style-name="T4">&lt;drop/&gt;</text:span></text:p>
              <text:p text:style-name="P5"><text:span text:style-name="T4">&lt;/rule&gt;</text:span></text:p>
              <text:p text:style-name="P5"><text:span text:style-name="T4">&lt;/zone&gt;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</draw:text-box>
          </draw:frame>
        </presentation:notes>
      </draw:page>
      <draw:page draw:name="page22" draw:style-name="dp1" draw:master-page-name="RHELDark">
        <draw:frame draw:style-name="gr6" draw:text-style-name="P3" draw:layer="layout" svg:width="31.87cm" svg:height="2.2cm" svg:x="1cm" svg:y="0.4cm">
          <draw:text-box>
            <text:p text:style-name="P1"><text:span text:style-name="T1">11. Troubleshooting Rich Rules</text:span></text:p>
          </draw:text-box>
        </draw:frame>
        <draw:frame draw:style-name="gr5" draw:text-style-name="P3" draw:layer="layout" svg:width="31.87cm" svg:height="15.5cm" svg:x="1cm" svg:y="2.9cm">
          <draw:text-box>
            <text:p text:style-name="P7"><text:span text:style-name="T6">◆ Rule not matching — quoting issues</text:span></text:p>
            <text:p text:style-name="P7"><text:span text:style-name="T6">Rich rules must be quoted carefully in the shell. Single quotes protect the inner double quotes:</text:span></text:p>
            <text:p text:style-name="P7"><text:span text:style-name="T6">◆ Removing rules — exact match required</text:span></text:p>
            <text:p text:style-name="P7"><text:span text:style-name="T6">To remove a rich rule, you must provide the exact string you used to add it:</text:span></text:p>
            <text:p text:style-name="P7"><text:span text:style-name="T6">◆ Checking what nftables rule was created</text:span></text:p>
            <text:p text:style-name="P7"><text:span text:style-name="T6">◆ Listing all rich rules</text:span></text:p>
          </draw:text-box>
        </draw:frame>
        <presentation:notes draw:style-name="dp2">
          <draw:frame draw:style-name="gr3" draw:text-style-name="P3" draw:layer="layout" svg:width="29cm" svg:height="20.321cm" svg:x="2cm" svg:y="14cm">
            <draw:text-box>
              <text:p text:style-name="P5"><text:span text:style-name="T4">### Rule not matching — quoting issues</text:span></text:p>
              <text:p text:style-name="P5"><text:span text:style-name="T4"/></text:p>
              <text:p text:style-name="P5"><text:span text:style-name="T4">Rich rules must be quoted carefully in the shell. Single quotes protect the</text:span></text:p>
              <text:p text:style-name="P5"><text:span text:style-name="T4">inner double quotes: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zone=public --add-rich-rule='rule family="ipv4" source address="10.0.0.1" accept'</text:span></text:p>
              <text:p text:style-name="P5"><text:span text:style-name="T4"/></text:p>
              <text:p text:style-name="P5"><text:span text:style-name="T4">firewall-cmd --zone=public --add-rich-rule="rule family="ipv4" source address="10.0.0.1" accept"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Removing rules — exact match required</text:span></text:p>
              <text:p text:style-name="P5"><text:span text:style-name="T4"/></text:p>
              <text:p text:style-name="P5"><text:span text:style-name="T4">To remove a rich rule, you must provide the exact string you used to add it: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permanent --zone=public --add-rich-rule='rule family="ipv4" source address="10.0.0.0/8" service name="ssh" accept'</text:span></text:p>
              <text:p text:style-name="P5"><text:span text:style-name="T4"/></text:p>
              <text:p text:style-name="P5"><text:span text:style-name="T4">firewall-cmd --permanent --zone=public --remove-rich-rule='rule family="ipv4" source address="10.0.0.0/8" service name="ssh" accept'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Checking what nftables rule was created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nft list chain inet firewalld filter_IN_public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### Listing all rich rules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zone=public --list-rich-rules</text:span></text:p>
              <text:p text:style-name="P5"><text:span text:style-name="T4"/></text:p>
              <text:p text:style-name="P5"><text:span text:style-name="T4">firewall-cmd --permanent --zone=public --list-rich-rules</text:span></text:p>
              <text:p text:style-name="P5"><text:span text:style-name="T4"/></text:p>
              <text:p text:style-name="P5"><text:span text:style-name="T4">firewall-cmd --policy mypolicy --list-rich-rules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</draw:text-box>
          </draw:frame>
        </presentation:notes>
      </draw:page>
      <draw:page draw:name="page23" draw:style-name="dp3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1">11. Troubleshooting Rich Rules — BASH</text:span></text:p>
          </draw:text-box>
        </draw:frame>
        <draw:frame draw:style-name="gr8" draw:text-style-name="P8" draw:layer="layout" svg:width="31.87cm" svg:height="15.2cm" svg:x="1cm" svg:y="3.3cm">
          <draw:text-box>
            <text:p text:style-name="P5"><text:span text:style-name="T8">firewall-cmd --zone=public --add-rich-rule='rule family="ipv4" source address="10.0.0.1" accept'</text:span><text:line-break/><text:span text:style-name="T8"> </text:span><text:line-break/><text:span text:style-name="T8">firewall-cmd --zone=public --add-rich-rule="rule family="ipv4" source address="10.0.0.1" accept"</text:span><text:line-break/><text:span text:style-name="T8"> </text:span><text:line-break/><text:span text:style-name="T8">firewall-cmd --permanent --zone=public --add-rich-rule='rule family="ipv4" source address="10.0.0.0/8" service name="ssh" accept'</text:span><text:line-break/><text:span text:style-name="T8"> </text:span><text:line-break/><text:span text:style-name="T8">firewall-cmd --permanent --zone=public --remove-rich-rule='rule family="ipv4" source address="10.0.0.0/8" service name="ssh" accept'</text:span><text:line-break/><text:span text:style-name="T8"> </text:span><text:line-break/><text:span text:style-name="T8">nft list chain inet firewalld filter_IN_public</text:span><text:line-break/><text:span text:style-name="T8"> </text:span><text:line-break/><text:span text:style-name="T8">firewall-cmd --zone=public --list-rich-rules</text:span><text:line-break/><text:span text:style-name="T8"> </text:span><text:line-break/><text:span text:style-name="T8">firewall-cmd --permanent --zone=public --list-rich-rules</text:span><text:line-break/><text:span text:style-name="T8"> </text:span><text:line-break/><text:span text:style-name="T8">firewall-cmd --policy mypolicy --list-rich-rules</text:span></text:p>
          </draw:text-box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firewall-cmd --zone=public --add-rich-rule='rule family="ipv4" source address="10.0.0.1" accept'</text:span></text:p>
              <text:p text:style-name="P5"><text:span text:style-name="T4"/></text:p>
              <text:p text:style-name="P5"><text:span text:style-name="T4">firewall-cmd --zone=public --add-rich-rule="rule family="ipv4" source address="10.0.0.1" accept"</text:span></text:p>
              <text:p text:style-name="P5"><text:span text:style-name="T4"/></text:p>
              <text:p text:style-name="P5"><text:span text:style-name="T4">firewall-cmd --permanent --zone=public --add-rich-rule='rule family="ipv4" source address="10.0.0.0/8" service name="ssh" accept'</text:span></text:p>
              <text:p text:style-name="P5"><text:span text:style-name="T4"/></text:p>
              <text:p text:style-name="P5"><text:span text:style-name="T4">firewall-cmd --permanent --zone=public --remove-rich-rule='rule family="ipv4" source address="10.0.0.0/8" service name="ssh" accept'</text:span></text:p>
              <text:p text:style-name="P5"><text:span text:style-name="T4"/></text:p>
              <text:p text:style-name="P5"><text:span text:style-name="T4">nft list chain inet firewalld filter_IN_public</text:span></text:p>
              <text:p text:style-name="P5"><text:span text:style-name="T4"/></text:p>
              <text:p text:style-name="P5"><text:span text:style-name="T4">firewall-cmd --zone=public --list-rich-rules</text:span></text:p>
              <text:p text:style-name="P5"><text:span text:style-name="T4"/></text:p>
              <text:p text:style-name="P5"><text:span text:style-name="T4">firewall-cmd --permanent --zone=public --list-rich-rules</text:span></text:p>
              <text:p text:style-name="P5"><text:span text:style-name="T4"/></text:p>
              <text:p text:style-name="P5"><text:span text:style-name="T4">firewall-cmd --policy mypolicy --list-rich-rules</text:span></text:p>
            </draw:text-box>
          </draw:frame>
        </presentation:notes>
      </draw:page>
      <draw:page draw:name="page24" draw:style-name="dp4" draw:master-page-name="RHELDark">
        <draw:frame draw:style-name="gr11" draw:text-style-name="P10" draw:layer="layout" svg:width="33.87cm" svg:height="2.8cm" svg:x="0cm" svg:y="0cm">
          <draw:text-box>
            <text:p text:style-name="P1"><text:span text:style-name="T9">🔧 Lab 6 — Per-IP Control and Logging</text:span></text:p>
          </draw:text-box>
        </draw:frame>
        <draw:frame draw:style-name="gr5" draw:text-style-name="P3" draw:layer="layout" svg:width="30.87cm" svg:height="15.5cm" svg:x="1.5cm" svg:y="3.1cm">
          <draw:text-box>
            <text:p text:style-name="P7"><text:span text:style-name="T10">Topology: Single-node (node1)</text:span></text:p>
            <text:p text:style-name="P7"><text:span text:style-name="T10">Objective: Use rich rules to implement tiered access: one IP gets full SSH access, another gets limited access with logging, and all others are rejected. Observe exactly which log messages appear and which nftables rules are created.</text:span></text:p>
            <text:p text:style-name="P7"><text:span text:style-name="T10">◆ Step 1 — Start node1 and prepare</text:span></text:p>
            <text:p text:style-name="P7"><text:span text:style-name="T10">◆ Step 2 — Remove default SSH service (take full control)</text:span></text:p>
            <text:p text:style-name="P7"><text:span text:style-name="T10">◆ Step 3 — Add a high-priority allow for admin IP</text:span></text:p>
            <text:p text:style-name="P7"><text:span text:style-name="T10">◆ Step 4 — Add a rate-limited log for other IPs</text:span></text:p>
            <text:p text:style-name="P7"><text:span text:style-name="T10">◆ Step 5 — List all rich rules to verify</text:span></text:p>
            <text:p text:style-name="P7"><text:span text:style-name="T10">◆ Step 6 — Test access and observe logs</text:span></text:p>
          </draw:text-box>
        </draw:frame>
        <presentation:notes draw:style-name="dp2">
          <draw:frame draw:style-name="gr3" draw:text-style-name="P3" draw:layer="layout" svg:width="29cm" svg:height="84.065cm" svg:x="2cm" svg:y="14cm">
            <draw:text-box>
              <text:p text:style-name="P5"><text:span text:style-name="T4">◆ Step 7 — Read log messages</text:span></text:p>
              <text:p text:style-name="P5"><text:span text:style-name="T4">Generate some traffic from the host to trigger log entries.</text:span></text:p>
              <text:p text:style-name="P5"><text:span text:style-name="T4">◆ Step 8 — Inspect nftables rules</text:span></text:p>
              <text:p text:style-name="P5"><text:span text:style-name="T4">💡 💡 CONCEPT CHECK You should see: 1. A rule with priority matching your admin allow rule 2. A log and reject rule for blocked SSH Notice the ordering in nftables matches the priority numbers — lower priority number (more negative) = earlier in the chain.</text:span></text:p>
              <text:p text:style-name="P5"><text:span text:style-name="T4">◆ Step 9 — Add a timeout block for an "attacker"</text:span></text:p>
              <text:p text:style-name="P5"><text:span text:style-name="T4">◆ Step 10 — Make rules permanent and clean up</text:span></text:p>
              <text:p text:style-name="P5"><text:span text:style-name="T4">◆ Summary</text:span></text:p>
              <text:p text:style-name="P5"><text:span text:style-name="T4">Rich rules give you surgical control:</text:span></text:p>
              <text:p text:style-name="P5"><text:span text:style-name="T4">Module 06 complete.</text:span></text:p>
              <text:p text:style-name="P5"><text:span text:style-name="T4">Continue to Module 07 — NAT, Masquerading, and Port Forwarding →</text:span></text:p>
              <text:p text:style-name="P5"><text:span text:style-name="T4"/></text:p>
              <text:p text:style-name="P5"><text:span text:style-name="T4">**Topology:** Single-node (node1)</text:span></text:p>
              <text:p text:style-name="P5"><text:span text:style-name="T4"/></text:p>
              <text:p text:style-name="P5"><text:span text:style-name="T4">**Objective:** Use rich rules to implement tiered access: one IP gets full SSH</text:span></text:p>
              <text:p text:style-name="P5"><text:span text:style-name="T4">access, another gets limited access with logging, and all others are rejected.</text:span></text:p>
              <text:p text:style-name="P5"><text:span text:style-name="T4">Observe exactly which log messages appear and which nftables rules are created.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### Step 1 — Start node1 and prepare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podman exec -it node1 bash</text:span></text:p>
              <text:p text:style-name="P5"><text:span text:style-name="T4"/></text:p>
              <text:p text:style-name="P5"><text:span text:style-name="T4">firewall-cmd --list-all --zone=public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### Step 2 — Remove default SSH service (take full control)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zone=public --remove-service=ssh</text:span></text:p>
              <text:p text:style-name="P5"><text:span text:style-name="T4"/></text:p>
              <text:p text:style-name="P5"><text:span text:style-name="T4">firewall-cmd --list-services --zone=public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### Step 3 — Add a high-priority allow for admin IP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zone=public --add-rich-rule='</text:span></text:p>
              <text:p text:style-name="P5"><text:span text:style-name="T4">rule priority="-200" family="ipv4"</text:span></text:p>
              <text:p text:style-name="P5"><text:span text:style-name="T4">source address="172.20.1.1"</text:span></text:p>
              <text:p text:style-name="P5"><text:span text:style-name="T4">service name="ssh"</text:span></text:p>
              <text:p text:style-name="P5"><text:span text:style-name="T4">log prefix="SSH-ADMIN-ALLOW: " level="info" limit value="3/m"</text:span></text:p>
              <text:p text:style-name="P5"><text:span text:style-name="T4">accept</text:span></text:p>
              <text:p text:style-name="P5"><text:span text:style-name="T4">'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### Step 4 — Add a rate-limited log for other IPs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zone=public --add-rich-rule='</text:span></text:p>
              <text:p text:style-name="P5"><text:span text:style-name="T4">rule priority="0" family="ipv4"</text:span></text:p>
              <text:p text:style-name="P5"><text:span text:style-name="T4">service name="ssh"</text:span></text:p>
              <text:p text:style-name="P5"><text:span text:style-name="T4">log prefix="SSH-DENIED: " level="warning" limit value="3/m"</text:span></text:p>
              <text:p text:style-name="P5"><text:span text:style-name="T4">reject type="tcp-reset"</text:span></text:p>
              <text:p text:style-name="P5"><text:span text:style-name="T4">'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### Step 5 — List all rich rules to verify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list-rich-rules --zone=public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### Step 6 — Test access and observe logs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nc -zv 172.20.1.10 22</text:span></text:p>
              <text:p text:style-name="P5"><text:span text:style-name="T4"/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### Step 7 — Read log messages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journalctl -f -k | grep -E "SSH-ADMIN|SSH-DENIED"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Generate some traffic from the host to trigger log entries.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### Step 8 — Inspect nftables rules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nft list chain inet firewalld filter_IN_public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&gt; **💡 CONCEPT CHECK**</text:span></text:p>
              <text:p text:style-name="P5"><text:span text:style-name="T4">&gt; You should see:</text:span></text:p>
              <text:p text:style-name="P5"><text:span text:style-name="T4">&gt; 1. A rule with priority matching your admin allow rule</text:span></text:p>
              <text:p text:style-name="P5"><text:span text:style-name="T4">&gt; 2. A log and reject rule for blocked SSH</text:span></text:p>
              <text:p text:style-name="P5"><text:span text:style-name="T4">&gt; Notice the ordering in nftables matches the priority numbers — lower priority</text:span></text:p>
              <text:p text:style-name="P5"><text:span text:style-name="T4">&gt; number (more negative) = earlier in the chain.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### Step 9 — Add a timeout block for an "attacker"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>firewall-cmd --zone=public --add-rich-rule='</text:span></text:p>
              <text:p text:style-name="P5"><text:span text:style-name="T4">rule family="ipv4"</text:span></text:p>
              <text:p text:style-name="P5"><text:span text:style-name="T4">source address="198.51.100.99"</text:span></text:p>
              <text:p text:style-name="P5"><text:span text:style-name="T4">log prefix="ATTACKER-BLOCKED: " level="warning" limit value="1/m"</text:span></text:p>
              <text:p text:style-name="P5"><text:span text:style-name="T4">drop</text:span></text:p>
              <text:p text:style-name="P5"><text:span text:style-name="T4">' --timeout=120</text:span></text:p>
              <text:p text:style-name="P5"><text:span text:style-name="T4"/></text:p>
              <text:p text:style-name="P5"><text:span text:style-name="T4">firewall-cmd --list-rich-rules --zone=public</text:span></text:p>
              <text:p text:style-name="P5"><text:span text:style-name="T4"/></text:p>
              <text:p text:style-name="P5"><text:span text:style-name="T4">sleep 30 &amp;&amp; firewall-cmd --list-rich-rules --zone=public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### Step 10 — Make rules permanent and clean up</text:span></text:p>
              <text:p text:style-name="P5"><text:span text:style-name="T4"/></text:p>
              <text:p text:style-name="P5"><text:span text:style-name="T4">```bash</text:span></text:p>
              <text:p text:style-name="P5"><text:span text:style-name="T4"/></text:p>
              <text:p text:style-name="P5"><text:span text:style-name="T4">firewall-cmd --permanent --zone=public --add-rich-rule='</text:span></text:p>
              <text:p text:style-name="P5"><text:span text:style-name="T4">rule priority="-200" family="ipv4"</text:span></text:p>
              <text:p text:style-name="P5"><text:span text:style-name="T4">source address="172.20.1.1"</text:span></text:p>
              <text:p text:style-name="P5"><text:span text:style-name="T4">service name="ssh"</text:span></text:p>
              <text:p text:style-name="P5"><text:span text:style-name="T4">log prefix="SSH-ADMIN-ALLOW: " level="info" limit value="3/m"</text:span></text:p>
              <text:p text:style-name="P5"><text:span text:style-name="T4">accept</text:span></text:p>
              <text:p text:style-name="P5"><text:span text:style-name="T4">'</text:span></text:p>
              <text:p text:style-name="P5"><text:span text:style-name="T4"/></text:p>
              <text:p text:style-name="P5"><text:span text:style-name="T4">firewall-cmd --permanent --zone=public --add-service=ssh</text:span></text:p>
              <text:p text:style-name="P5"><text:span text:style-name="T4"/></text:p>
              <text:p text:style-name="P5"><text:span text:style-name="T4">firewall-cmd --reload</text:span></text:p>
              <text:p text:style-name="P5"><text:span text:style-name="T4"/></text:p>
              <text:p text:style-name="P5"><text:span text:style-name="T4">firewall-cmd --list-all --zone=public</text:span></text:p>
              <text:p text:style-name="P5"><text:span text:style-name="T4">```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### Summary</text:span></text:p>
              <text:p text:style-name="P5"><text:span text:style-name="T4"/></text:p>
              <text:p text:style-name="P5"><text:span text:style-name="T4">Rich rules give you surgical control:</text:span></text:p>
              <text:p text:style-name="P5"><text:span text:style-name="T4"/></text:p>
              <text:p text:style-name="P5"><text:span text:style-name="T4">| Capability | Command element |</text:span></text:p>
              <text:p text:style-name="P5"><text:span text:style-name="T4">|------------|-----------------|</text:span></text:p>
              <text:p text:style-name="P5"><text:span text:style-name="T4">| IPv4 only | `family="ipv4"` |</text:span></text:p>
              <text:p text:style-name="P5"><text:span text:style-name="T4">| Source IP match | `source address="..."` |</text:span></text:p>
              <text:p text:style-name="P5"><text:span text:style-name="T4">| Source IP negate | `source NOT address="..."` |</text:span></text:p>
              <text:p text:style-name="P5"><text:span text:style-name="T4">| Log + action | `log prefix="..." accept` |</text:span></text:p>
              <text:p text:style-name="P5"><text:span text:style-name="T4">| Rate limit logging | `log ... limit value="3/m"` |</text:span></text:p>
              <text:p text:style-name="P5"><text:span text:style-name="T4">| Priority ordering | `priority="-200"` |</text:span></text:p>
              <text:p text:style-name="P5"><text:span text:style-name="T4">| Temporary rule | `--timeout=2h` |</text:span></text:p>
              <text:p text:style-name="P5"><text:span text:style-name="T4">| TCP fast-fail | `reject type="tcp-reset"` |</text:span></text:p>
              <text:p text:style-name="P5"><text:span text:style-name="T4"/></text:p>
              <text:p text:style-name="P5"><text:span text:style-name="T4">---</text:span></text:p>
              <text:p text:style-name="P5"><text:span text:style-name="T4"/></text:p>
              <text:p text:style-name="P5"><text:span text:style-name="T4">*Module 06 complete.*</text:span></text:p>
              <text:p text:style-name="P5"><text:span text:style-name="T4"/></text:p>
              <text:p text:style-name="P5"><text:span text:style-name="T4">**Continue to [Module 07 — NAT, Masquerading, and Port Forwarding →](./07-nat-masquerading-and-port-forwarding.md)**</text:span></text:p>
            </draw:text-box>
          </draw:frame>
        </presentation:notes>
      </draw:page>
      <draw:page draw:name="page25" draw:style-name="dp4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9">Lab 6 — Per-IP Control and Logging — BASH</text:span></text:p>
          </draw:text-box>
        </draw:frame>
        <draw:frame draw:style-name="gr8" draw:text-style-name="P8" draw:layer="layout" svg:width="31.87cm" svg:height="16cm" svg:x="1.13cm" svg:y="2cm">
          <draw:text-box>
            <text:p text:style-name="P5"><text:span text:style-name="T7">podman exec -it node1 bash</text:span><text:line-break/><text:span text:style-name="T7"> </text:span><text:line-break/><text:span text:style-name="T7">firewall-cmd --list-all --zone=public</text:span><text:line-break/><text:span text:style-name="T7"> </text:span><text:line-break/><text:span text:style-name="T7">firewall-cmd --zone=public --remove-service=ssh</text:span><text:line-break/><text:span text:style-name="T7"> </text:span><text:line-break/><text:span text:style-name="T7">firewall-cmd --list-services --zone=public</text:span><text:line-break/><text:span text:style-name="T7"> </text:span><text:line-break/><text:span text:style-name="T7">firewall-cmd --zone=public --add-rich-rule='</text:span><text:line-break/><text:span text:style-name="T7"> rule priority="-200" family="ipv4"</text:span><text:line-break/><text:span text:style-name="T7"> source address="172.20.1.1"</text:span><text:line-break/><text:span text:style-name="T7"> service name="ssh"</text:span><text:line-break/><text:span text:style-name="T7"> log prefix="SSH-ADMIN-ALLOW: " level="info" limit value="3/m"</text:span><text:line-break/><text:span text:style-name="T7"> accept</text:span><text:line-break/><text:span text:style-name="T7">'</text:span><text:line-break/><text:span text:style-name="T7"> </text:span><text:line-break/><text:span text:style-name="T7">firewall-cmd --zone=public --add-rich-rule='</text:span><text:line-break/><text:span text:style-name="T7"> rule priority="0" family="ipv4"</text:span><text:line-break/><text:span text:style-name="T7"> service name="ssh"</text:span><text:line-break/><text:span text:style-name="T7"> log prefix="SSH-DENIED: " level="warning" limit value="3/m"</text:span><text:line-break/><text:span text:style-name="T7"> reject type="tcp-reset"</text:span><text:line-break/><text:span text:style-name="T7">'</text:span><text:line-break/><text:span text:style-name="T7"> </text:span><text:line-break/><text:span text:style-name="T7">firewall-cmd --list-rich-rules --zone=public</text:span><text:line-break/><text:span text:style-name="T7"> </text:span><text:line-break/><text:span text:style-name="T7">nc -zv 172.20.1.10 22</text:span><text:line-break/></text:p>
            <text:p text:style-name="P5"><text:span text:style-name="T7">journalctl -f -k | grep -E "SSH-ADMIN|SSH-DENIED" </text:span></text:p>
          </draw:text-box>
        </draw:frame>
        <presentation:notes draw:style-name="dp2">
          <draw:frame draw:style-name="gr3" draw:text-style-name="P3" draw:layer="layout" svg:width="29cm" svg:height="14.843cm" svg:x="2cm" svg:y="14cm">
            <draw:text-box>
              <text:p text:style-name="P5"><text:span text:style-name="T4">podman exec -it node1 bash</text:span></text:p>
              <text:p text:style-name="P5"><text:span text:style-name="T4"/></text:p>
              <text:p text:style-name="P5"><text:span text:style-name="T4">firewall-cmd --list-all --zone=public</text:span></text:p>
              <text:p text:style-name="P5"><text:span text:style-name="T4"/></text:p>
              <text:p text:style-name="P5"><text:span text:style-name="T4">firewall-cmd --zone=public --remove-service=ssh</text:span></text:p>
              <text:p text:style-name="P5"><text:span text:style-name="T4"/></text:p>
              <text:p text:style-name="P5"><text:span text:style-name="T4">firewall-cmd --list-services --zone=public</text:span></text:p>
              <text:p text:style-name="P5"><text:span text:style-name="T4"/></text:p>
              <text:p text:style-name="P5"><text:span text:style-name="T4">firewall-cmd --zone=public --add-rich-rule='</text:span></text:p>
              <text:p text:style-name="P5"><text:span text:style-name="T4">rule priority="-200" family="ipv4"</text:span></text:p>
              <text:p text:style-name="P5"><text:span text:style-name="T4">source address="172.20.1.1"</text:span></text:p>
              <text:p text:style-name="P5"><text:span text:style-name="T4">service name="ssh"</text:span></text:p>
              <text:p text:style-name="P5"><text:span text:style-name="T4">log prefix="SSH-ADMIN-ALLOW: " level="info" limit value="3/m"</text:span></text:p>
              <text:p text:style-name="P5"><text:span text:style-name="T4">accept</text:span></text:p>
              <text:p text:style-name="P5"><text:span text:style-name="T4">'</text:span></text:p>
              <text:p text:style-name="P5"><text:span text:style-name="T4"/></text:p>
              <text:p text:style-name="P5"><text:span text:style-name="T4">firewall-cmd --zone=public --add-rich-rule='</text:span></text:p>
              <text:p text:style-name="P5"><text:span text:style-name="T4">rule priority="0" family="ipv4"</text:span></text:p>
              <text:p text:style-name="P5"><text:span text:style-name="T4">service name="ssh"</text:span></text:p>
              <text:p text:style-name="P5"><text:span text:style-name="T4">log prefix="SSH-DENIED: " level="warning" limit value="3/m"</text:span></text:p>
              <text:p text:style-name="P5"><text:span text:style-name="T4">reject type="tcp-reset"</text:span></text:p>
              <text:p text:style-name="P5"><text:span text:style-name="T4">'</text:span></text:p>
              <text:p text:style-name="P5"><text:span text:style-name="T4"/></text:p>
              <text:p text:style-name="P5"><text:span text:style-name="T4">firewall-cmd --list-rich-rules --zone=public</text:span></text:p>
              <text:p text:style-name="P5"><text:span text:style-name="T4"/></text:p>
              <text:p text:style-name="P5"><text:span text:style-name="T4">nc -zv 172.20.1.10 22</text:span></text:p>
              <text:p text:style-name="P5"><text:span text:style-name="T4"/></text:p>
              <text:p text:style-name="P5"><text:span text:style-name="T4"/></text:p>
              <text:p text:style-name="P5"><text:span text:style-name="T4">journalctl -f -k | grep -E "SSH-ADMIN|SSH-DENIED"</text:span></text:p>
            </draw:text-box>
          </draw:frame>
        </presentation:notes>
      </draw:page>
      <draw:page draw:name="page26" draw:style-name="dp4" draw:master-page-name="RHELDark">
        <draw:frame draw:style-name="gr7" draw:text-style-name="P3" draw:layer="layout" svg:width="31.87cm" svg:height="2.6cm" svg:x="1cm" svg:y="0.4cm">
          <draw:text-box>
            <text:p text:style-name="P1"><text:span text:style-name="T9">Lab 6 — Per-IP Control and Logging — BASH</text:span></text:p>
          </draw:text-box>
        </draw:frame>
        <draw:frame draw:style-name="gr8" draw:text-style-name="P8" draw:layer="layout" svg:width="31.87cm" svg:height="15.2cm" svg:x="1cm" svg:y="3.3cm">
          <draw:text-box>
            <text:p text:style-name="P5"><text:span text:style-name="T7">nft list chain inet firewalld filter_IN_public</text:span><text:line-break/><text:span text:style-name="T7"> </text:span><text:line-break/><text:span text:style-name="T7">firewall-cmd --zone=public --add-rich-rule='</text:span><text:line-break/><text:span text:style-name="T7"> rule family="ipv4"</text:span><text:line-break/><text:span text:style-name="T7"> source address="198.51.100.99"</text:span><text:line-break/><text:span text:style-name="T7"> log prefix="ATTACKER-BLOCKED: " level="warning" limit value="1/m"</text:span><text:line-break/><text:span text:style-name="T7"> drop</text:span><text:line-break/><text:span text:style-name="T7">' --timeout=120</text:span><text:line-break/><text:span text:style-name="T7"> </text:span><text:line-break/><text:span text:style-name="T7">firewall-cmd --list-rich-rules --zone=public</text:span><text:line-break/><text:span text:style-name="T7"> </text:span><text:line-break/><text:span text:style-name="T7">sleep 30 &amp;&amp; firewall-cmd --list-rich-rules --zone=public</text:span><text:line-break/><text:span text:style-name="T7"> </text:span><text:line-break/><text:span text:style-name="T7"> </text:span><text:line-break/><text:span text:style-name="T7">firewall-cmd --permanent --zone=public --add-rich-rule='</text:span><text:line-break/><text:span text:style-name="T7"> rule priority="-200" family="ipv4"</text:span><text:line-break/><text:span text:style-name="T7"> source address="172.20.1.1"</text:span><text:line-break/><text:span text:style-name="T7"> service name="ssh"</text:span><text:line-break/><text:span text:style-name="T7"> log prefix="SSH-ADMIN-ALLOW: " level="info" limit value="3/m"</text:span><text:line-break/><text:span text:style-name="T7"> accept</text:span><text:line-break/><text:span text:style-name="T7">'</text:span><text:line-break/><text:span text:style-name="T7"> </text:span><text:line-break/><text:span text:style-name="T7">firewall-cmd --permanent --zone=public --add-service=ssh</text:span><text:line-break/><text:span text:style-name="T7"> </text:span><text:line-break/><text:span text:style-name="T7">firewall-cmd --reload</text:span><text:line-break/><text:span text:style-name="T7"> </text:span><text:line-break/><text:span text:style-name="T7">firewall-cmd --list-all --zone=public</text:span></text:p>
          </draw:text-box>
        </draw:frame>
        <presentation:notes draw:style-name="dp2">
          <draw:frame draw:style-name="gr3" draw:text-style-name="P3" draw:layer="layout" svg:width="29cm" svg:height="13.847cm" svg:x="2cm" svg:y="14cm">
            <draw:text-box>
              <text:p text:style-name="P5"><text:span text:style-name="T4">nft list chain inet firewalld filter_IN_public</text:span></text:p>
              <text:p text:style-name="P5"><text:span text:style-name="T4"/></text:p>
              <text:p text:style-name="P5"><text:span text:style-name="T4">firewall-cmd --zone=public --add-rich-rule='</text:span></text:p>
              <text:p text:style-name="P5"><text:span text:style-name="T4">rule family="ipv4"</text:span></text:p>
              <text:p text:style-name="P5"><text:span text:style-name="T4">source address="198.51.100.99"</text:span></text:p>
              <text:p text:style-name="P5"><text:span text:style-name="T4">log prefix="ATTACKER-BLOCKED: " level="warning" limit value="1/m"</text:span></text:p>
              <text:p text:style-name="P5"><text:span text:style-name="T4">drop</text:span></text:p>
              <text:p text:style-name="P5"><text:span text:style-name="T4">' --timeout=120</text:span></text:p>
              <text:p text:style-name="P5"><text:span text:style-name="T4"/></text:p>
              <text:p text:style-name="P5"><text:span text:style-name="T4">firewall-cmd --list-rich-rules --zone=public</text:span></text:p>
              <text:p text:style-name="P5"><text:span text:style-name="T4"/></text:p>
              <text:p text:style-name="P5"><text:span text:style-name="T4">sleep 30 &amp;&amp; firewall-cmd --list-rich-rules --zone=public</text:span></text:p>
              <text:p text:style-name="P5"><text:span text:style-name="T4"/></text:p>
              <text:p text:style-name="P5"><text:span text:style-name="T4"/></text:p>
              <text:p text:style-name="P5"><text:span text:style-name="T4">firewall-cmd --permanent --zone=public --add-rich-rule='</text:span></text:p>
              <text:p text:style-name="P5"><text:span text:style-name="T4">rule priority="-200" family="ipv4"</text:span></text:p>
              <text:p text:style-name="P5"><text:span text:style-name="T4">source address="172.20.1.1"</text:span></text:p>
              <text:p text:style-name="P5"><text:span text:style-name="T4">service name="ssh"</text:span></text:p>
              <text:p text:style-name="P5"><text:span text:style-name="T4">log prefix="SSH-ADMIN-ALLOW: " level="info" limit value="3/m"</text:span></text:p>
              <text:p text:style-name="P5"><text:span text:style-name="T4">accept</text:span></text:p>
              <text:p text:style-name="P5"><text:span text:style-name="T4">'</text:span></text:p>
              <text:p text:style-name="P5"><text:span text:style-name="T4"/></text:p>
              <text:p text:style-name="P5"><text:span text:style-name="T4">firewall-cmd --permanent --zone=public --add-service=ssh</text:span></text:p>
              <text:p text:style-name="P5"><text:span text:style-name="T4"/></text:p>
              <text:p text:style-name="P5"><text:span text:style-name="T4">firewall-cmd --reload</text:span></text:p>
              <text:p text:style-name="P5"><text:span text:style-name="T4"/></text:p>
              <text:p text:style-name="P5"><text:span text:style-name="T4">firewall-cmd --list-all --zone=public</text:span></text:p>
            </draw:text-box>
          </draw:frame>
        </presentation:notes>
      </draw:page>
      <draw:page draw:name="page27" draw:style-name="dp4" draw:master-page-name="RHELDark">
        <draw:frame draw:style-name="gr4" draw:text-style-name="P3" draw:layer="layout" svg:width="31.87cm" svg:height="2cm" svg:x="1cm" svg:y="0.4cm">
          <draw:text-box>
            <text:p text:style-name="P1"><text:span text:style-name="T9">Lab 6 — Per-IP Control and Logging</text:span></text:p>
          </draw:text-box>
        </draw:frame>
        <draw:frame draw:style-name="gr12" draw:layer="layout" svg:width="31.869cm" svg:height="15.799cm" svg:x="1cm" svg:y="2.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11">Capability</text:span></text:p>
              </table:table-cell>
              <table:table-cell>
                <text:p text:style-name="P11"><text:span text:style-name="T11">Command element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12">IPv4 only</text:span></text:p>
              </table:table-cell>
              <table:table-cell>
                <text:p text:style-name="P11"><text:span text:style-name="T12">family="ipv4"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2">Source IP match</text:span></text:p>
              </table:table-cell>
              <table:table-cell>
                <text:p text:style-name="P11"><text:span text:style-name="T12">source address="..."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12">Source IP negate</text:span></text:p>
              </table:table-cell>
              <table:table-cell>
                <text:p text:style-name="P11"><text:span text:style-name="T12">source NOT address="..."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2">Log + action</text:span></text:p>
              </table:table-cell>
              <table:table-cell>
                <text:p text:style-name="P11"><text:span text:style-name="T12">log prefix="..." accept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12">Rate limit logging</text:span></text:p>
              </table:table-cell>
              <table:table-cell>
                <text:p text:style-name="P11"><text:span text:style-name="T12">log ... limit value="3/m"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2">Priority ordering</text:span></text:p>
              </table:table-cell>
              <table:table-cell>
                <text:p text:style-name="P11"><text:span text:style-name="T12">priority="-200"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12">Temporary rule</text:span></text:p>
              </table:table-cell>
              <table:table-cell>
                <text:p text:style-name="P11"><text:span text:style-name="T12">--timeout=2h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12">TCP fast-fail</text:span></text:p>
              </table:table-cell>
              <table:table-cell>
                <text:p text:style-name="P11"><text:span text:style-name="T12">reject type="tcp-reset"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style-name="gr3" draw:text-style-name="P3" draw:layer="layout" svg:width="29cm" svg:height="10cm" svg:x="2cm" svg:y="14cm">
            <draw:text-box>
              <text:p text:style-name="P5"><text:span text:style-name="T4">Capability | Command element</text:span></text:p>
              <text:p text:style-name="P5"><text:span text:style-name="T4">------------------------------------------------------------</text:span></text:p>
              <text:p text:style-name="P5"><text:span text:style-name="T4">IPv4 only | family="ipv4"</text:span></text:p>
              <text:p text:style-name="P5"><text:span text:style-name="T4">Source IP match | source address="..."</text:span></text:p>
              <text:p text:style-name="P5"><text:span text:style-name="T4">Source IP negate | source NOT address="..."</text:span></text:p>
              <text:p text:style-name="P5"><text:span text:style-name="T4">Log + action | log prefix="..." accept</text:span></text:p>
              <text:p text:style-name="P5"><text:span text:style-name="T4">Rate limit logging | log ... limit value="3/m"</text:span></text:p>
              <text:p text:style-name="P5"><text:span text:style-name="T4">Priority ordering | priority="-200"</text:span></text:p>
              <text:p text:style-name="P5"><text:span text:style-name="T4">Temporary rule | --timeout=2h</text:span></text:p>
              <text:p text:style-name="P5"><text:span text:style-name="T4">TCP fast-fail | reject type="tcp-reset"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HELDark-background" style:family="presentation">
      <style:graphic-properties draw:stroke="none" draw:fill="none"/>
      <style:text-properties style:letter-kerning="true"/>
    </style:style>
    <style:style style:name="RHEL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ELDar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ELDark-outline1" style:family="presentation">
      <style:graphic-properties draw:stroke="none" draw:fill="none" draw:auto-grow-height="false" draw:fit-to-size="false" style:shrink-to-fit="true">
        <text:list-style style:name="RHELDar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ELDark-outline2" style:family="presentation" style:parent-style-name="RHELDark-outline1">
      <style:paragraph-properties fo:margin-top="0.4cm" fo:margin-bottom="0cm"/>
      <style:text-properties fo:font-size="28pt" style:font-size-asian="28pt" style:font-size-complex="28pt"/>
    </style:style>
    <style:style style:name="RHELDark-outline3" style:family="presentation" style:parent-style-name="RHELDark-outline2">
      <style:paragraph-properties fo:margin-top="0.3cm" fo:margin-bottom="0cm"/>
      <style:text-properties fo:font-size="24pt" style:font-size-asian="24pt" style:font-size-complex="24pt"/>
    </style:style>
    <style:style style:name="RHELDark-outline4" style:family="presentation" style:parent-style-name="RHELDark-outline3">
      <style:paragraph-properties fo:margin-top="0.2cm" fo:margin-bottom="0cm"/>
      <style:text-properties fo:font-size="20pt" style:font-size-asian="20pt" style:font-size-complex="20pt"/>
    </style:style>
    <style:style style:name="RHELDark-outline5" style:family="presentation" style:parent-style-name="RHELDark-outline4">
      <style:paragraph-properties fo:margin-top="0.1cm" fo:margin-bottom="0cm"/>
      <style:text-properties fo:font-size="20pt" style:font-size-asian="20pt" style:font-size-complex="20pt"/>
    </style:style>
    <style:style style:name="RHELDark-outline6" style:family="presentation" style:parent-style-name="RHELDark-outline5">
      <style:paragraph-properties fo:margin-top="0.1cm" fo:margin-bottom="0cm"/>
      <style:text-properties fo:font-size="20pt" style:font-size-asian="20pt" style:font-size-complex="20pt"/>
    </style:style>
    <style:style style:name="RHELDark-outline7" style:family="presentation" style:parent-style-name="RHELDark-outline6">
      <style:paragraph-properties fo:margin-top="0.1cm" fo:margin-bottom="0cm"/>
      <style:text-properties fo:font-size="20pt" style:font-size-asian="20pt" style:font-size-complex="20pt"/>
    </style:style>
    <style:style style:name="RHELDark-outline8" style:family="presentation" style:parent-style-name="RHELDark-outline7">
      <style:paragraph-properties fo:margin-top="0.1cm" fo:margin-bottom="0cm"/>
      <style:text-properties fo:font-size="20pt" style:font-size-asian="20pt" style:font-size-complex="20pt"/>
    </style:style>
    <style:style style:name="RHELDark-outline9" style:family="presentation" style:parent-style-name="RHELDark-outline8">
      <style:paragraph-properties fo:margin-top="0.1cm" fo:margin-bottom="0cm"/>
      <style:text-properties fo:font-size="20pt" style:font-size-asian="20pt" style:font-size-complex="20pt"/>
    </style:style>
    <style:style style:name="RHELDark-subtitle" style:family="presentation">
      <style:graphic-properties draw:stroke="none" draw:fill="none" draw:textarea-vertical-align="middle">
        <text:list-style style:name="RHELDar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ELDark-title" style:family="presentation">
      <style:graphic-properties draw:stroke="none" draw:fill="none" draw:textarea-vertical-align="middle">
        <text:list-style style:name="RHELDar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RHELDar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RHELDar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RHELDar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ELDark-title" draw:layer="backgroundobjects" svg:width="30.482cm" svg:height="3.18cm" svg:x="1.693cm" svg:y="0.76cm" presentation:class="title" presentation:placeholder="true">
        <draw:text-box/>
      </draw:frame>
      <draw:frame presentation:style-name="RHELDark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RHELDark-title" draw:layer="backgroundobjects" svg:width="19.798cm" svg:height="11.136cm" svg:x="0.6cm" svg:y="2.257cm" presentation:class="page"/>
        <draw:frame presentation:style-name="RHELDar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afbbd0df0edb6d40b450b0337ac646b0913a760c</meta:generator>
    <dc:date>2026-02-24T11:09:44.793412652</dc:date>
    <meta:editing-duration>PT2M37S</meta:editing-duration>
    <meta:editing-cycles>1</meta:editing-cycles>
    <meta:document-statistic meta:object-count="101"/>
  </office:meta>
</office:document-meta>
</file>